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5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8">
      <style:table-cell-properties style:vertical-align="automatic" fo:background-color="transparent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Excel_BuiltIn_Comma" style:data-style-name="N36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4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7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8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10.00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NOV-201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4" table:default-cell-style-name="ce1"/>
        <table:table-column table:style-name="co13" table:number-columns-repeated="15360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496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Novembro-2015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469.76" table:style-name="ce14">
            <text:p>470<text:s/></text:p>
          </table:table-cell>
          <table:table-cell office:value-type="float" office:value="7270.84" table:style-name="ce14">
            <text:p>7.271<text:s/></text:p>
          </table:table-cell>
          <table:table-cell office:value-type="float" office:value="65542513.460000001" table:style-name="ce14">
            <text:p>65.542.513<text:s/></text:p>
          </table:table-cell>
          <table:table-cell office:value-type="float" office:value="2392.4899999999998" table:style-name="ce14">
            <text:p>2.392<text:s/></text:p>
          </table:table-cell>
          <table:table-cell office:value-type="float" office:value="69343814.109999999" table:style-name="ce14">
            <text:p>69.343.814<text:s/></text:p>
          </table:table-cell>
          <table:table-cell office:value-type="float" office:value="41456550.579999998" table:style-name="ce14">
            <text:p>41.456.551<text:s/></text:p>
          </table:table-cell>
          <table:table-cell office:value-type="float" office:value="3295011.44" table:style-name="ce14">
            <text:p>3.295.011<text:s/></text:p>
          </table:table-cell>
          <table:table-cell office:value-type="float" office:value="137682963.12" table:style-name="ce14">
            <text:p>137.682.963<text:s/></text:p>
          </table:table-cell>
          <table:table-cell office:value-type="float" office:value="49926811.270000003" table:style-name="ce14">
            <text:p>49.926.811<text:s/></text:p>
          </table:table-cell>
          <table:table-cell office:value-type="float" office:value="3326206.03" table:style-name="ce14">
            <text:p>3.326.206<text:s/></text:p>
          </table:table-cell>
          <table:table-cell office:value-type="float" office:value="69069625.459999993" table:style-name="ce14">
            <text:p>69.069.625<text:s/></text:p>
          </table:table-cell>
          <table:table-cell office:value-type="float" office:value="134213.42000000001" table:style-name="ce14">
            <text:p>134.213<text:s/></text:p>
          </table:table-cell>
          <table:table-cell office:value-type="float" office:value="1081965.95" table:style-name="ce14">
            <text:p>1.081.966<text:s/></text:p>
          </table:table-cell>
          <table:table-cell office:value-type="float" office:value="2945572.56" table:style-name="ce14">
            <text:p>2.945.573<text:s/></text:p>
          </table:table-cell>
          <table:table-cell office:value-type="float" office:value="3274785.91" table:style-name="ce14">
            <text:p>3.274.786<text:s/></text:p>
          </table:table-cell>
          <table:table-cell office:value-type="float" office:value="69189177.75" table:style-name="ce14">
            <text:p>69.189.178<text:s/></text:p>
          </table:table-cell>
          <table:table-cell office:value-type="float" office:value="59331.53" table:style-name="ce14">
            <text:p>59.332<text:s/></text:p>
          </table:table-cell>
          <table:table-cell office:value-type="float" office:value="239466198.88" table:style-name="ce14">
            <text:p>239.466.199<text:s/></text:p>
          </table:table-cell>
          <table:table-cell office:value-type="float" office:value="240836796.78999999" table:style-name="ce14">
            <text:p>240.836.797<text:s/></text:p>
          </table:table-cell>
          <table:table-cell office:value-type="float" office:value="947652.96" table:style-name="ce14">
            <text:p>947.653<text:s/></text:p>
          </table:table-cell>
          <table:table-cell office:value-type="float" office:value="8009.35" table:style-name="ce14">
            <text:p>8.009<text:s/></text:p>
          </table:table-cell>
          <table:table-cell office:value-type="float" office:value="49722.47" table:style-name="ce14">
            <text:p>49.722<text:s/></text:p>
          </table:table-cell>
          <table:table-cell office:value-type="float" office:value="93958056.379999995" table:style-name="ce14">
            <text:p>93.958.056<text:s/></text:p>
          </table:table-cell>
          <table:table-cell office:value-type="float" office:value="397379824.01999998" table:style-name="ce14">
            <text:p>397.379.824<text:s/></text:p>
          </table:table-cell>
          <table:table-cell office:value-type="float" office:value="22548.84" table:style-name="ce14">
            <text:p>22.549<text:s/></text:p>
          </table:table-cell>
          <table:table-cell office:value-type="float" office:value="1400837500.3699999" table:style-name="ce14">
            <text:p>1.400.837.500<text:s/></text:p>
          </table:table-cell>
          <table:table-cell office:value-type="float" office:value="2420.62" table:style-name="ce14">
            <text:p>2.421<text:s/></text:p>
          </table:table-cell>
          <table:table-cell office:value-type="float" office:value="2889847406.3599997" table:style-name="ce15">
            <text:p>2.889.847.40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0" table:style-name="ce14">
            <text:p>-<text:s/></text:p>
          </table:table-cell>
          <table:table-cell office:value-type="float" office:value="-3.1" table:style-name="ce14">
            <text:p>(3)</text:p>
          </table:table-cell>
          <table:table-cell office:value-type="float" office:value="-18.96" table:style-name="ce14">
            <text:p>(19)</text:p>
          </table:table-cell>
          <table:table-cell office:value-type="float" office:value="10" table:style-name="ce14">
            <text:p>10<text:s/></text:p>
          </table:table-cell>
          <table:table-cell office:value-type="float" office:value="17705.13" table:style-name="ce14">
            <text:p>17.705<text:s/></text:p>
          </table:table-cell>
          <table:table-cell office:value-type="float" office:value="41240.21" table:style-name="ce14">
            <text:p>41.240<text:s/></text:p>
          </table:table-cell>
          <table:table-cell office:value-type="float" office:value="-80.98" table:style-name="ce14">
            <text:p>(81)</text:p>
          </table:table-cell>
          <table:table-cell office:value-type="float" office:value="-35.65" table:style-name="ce14">
            <text:p>(36)</text:p>
          </table:table-cell>
          <table:table-cell office:value-type="float" office:value="21224" table:style-name="ce14">
            <text:p>21.224<text:s/></text:p>
          </table:table-cell>
          <table:table-cell office:value-type="float" office:value="8.3800000000000008" table:style-name="ce14">
            <text:p>8<text:s/></text:p>
          </table:table-cell>
          <table:table-cell office:value-type="float" office:value="-901.78" table:style-name="ce14">
            <text:p>(902)</text:p>
          </table:table-cell>
          <table:table-cell office:value-type="float" office:value="2447.5500000000002" table:style-name="ce14">
            <text:p>2.448<text:s/></text:p>
          </table:table-cell>
          <table:table-cell office:value-type="float" office:value="3430.97" table:style-name="ce14">
            <text:p>3.431<text:s/></text:p>
          </table:table-cell>
          <table:table-cell office:value-type="float" office:value="250609.16" table:style-name="ce14">
            <text:p>250.609<text:s/></text:p>
          </table:table-cell>
          <table:table-cell office:value-type="float" office:value="-165.37" table:style-name="ce14">
            <text:p>(165)</text:p>
          </table:table-cell>
          <table:table-cell office:value-type="float" office:value="488465.99" table:style-name="ce14">
            <text:p>488.466<text:s/></text:p>
          </table:table-cell>
          <table:table-cell office:value-type="float" office:value="-35.28" table:style-name="ce14">
            <text:p>(35)</text:p>
          </table:table-cell>
          <table:table-cell office:value-type="float" office:value="375148.99" table:style-name="ce14">
            <text:p>375.149<text:s/></text:p>
          </table:table-cell>
          <table:table-cell office:value-type="float" office:value="14788.55" table:style-name="ce14">
            <text:p>14.789<text:s/></text:p>
          </table:table-cell>
          <table:table-cell office:value-type="float" office:value="-2.35" table:style-name="ce14">
            <text:p>(2)</text:p>
          </table:table-cell>
          <table:table-cell office:value-type="float" office:value="-18" table:style-name="ce14">
            <text:p>(18)</text:p>
          </table:table-cell>
          <table:table-cell office:value-type="float" office:value="-1.98" table:style-name="ce14">
            <text:p>(2)</text:p>
          </table:table-cell>
          <table:table-cell office:value-type="float" office:value="50833.26" table:style-name="ce14">
            <text:p>50.833<text:s/></text:p>
          </table:table-cell>
          <table:table-cell office:value-type="float" office:value="125937.31" table:style-name="ce14">
            <text:p>125.937<text:s/></text:p>
          </table:table-cell>
          <table:table-cell office:value-type="float" office:value="120.56" table:style-name="ce14">
            <text:p>121<text:s/></text:p>
          </table:table-cell>
          <table:table-cell office:value-type="float" office:value="1060149.8600000001" table:style-name="ce14">
            <text:p>1.060.150<text:s/></text:p>
          </table:table-cell>
          <table:table-cell office:value-type="float" office:value="-0.77" table:style-name="ce14">
            <text:p>(1)</text:p>
          </table:table-cell>
          <table:table-cell office:value-type="float" office:value="2450855.7000000002" table:style-name="ce15">
            <text:p>2.450.85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313174.90000000002" table:style-name="ce14">
            <text:p>313.175<text:s/></text:p>
          </table:table-cell>
          <table:table-cell office:value-type="float" office:value="2237987.98" table:style-name="ce14">
            <text:p>2.237.988<text:s/></text:p>
          </table:table-cell>
          <table:table-cell office:value-type="float" office:value="11732262.42" table:style-name="ce14">
            <text:p>11.732.262<text:s/></text:p>
          </table:table-cell>
          <table:table-cell office:value-type="float" office:value="64892.29" table:style-name="ce14">
            <text:p>64.892<text:s/></text:p>
          </table:table-cell>
          <table:table-cell office:value-type="float" office:value="158383178.80000001" table:style-name="ce14">
            <text:p>158.383.179<text:s/></text:p>
          </table:table-cell>
          <table:table-cell office:value-type="float" office:value="37038556.909999996" table:style-name="ce14">
            <text:p>37.038.557<text:s/></text:p>
          </table:table-cell>
          <table:table-cell office:value-type="float" office:value="8777321.0999999996" table:style-name="ce14">
            <text:p>8.777.321<text:s/></text:p>
          </table:table-cell>
          <table:table-cell office:value-type="float" office:value="172992220.43000001" table:style-name="ce14">
            <text:p>172.992.220<text:s/></text:p>
          </table:table-cell>
          <table:table-cell office:value-type="float" office:value="23155175.66" table:style-name="ce14">
            <text:p>23.155.176<text:s/></text:p>
          </table:table-cell>
          <table:table-cell office:value-type="float" office:value="7015385.6100000003" table:style-name="ce14">
            <text:p>7.015.386<text:s/></text:p>
          </table:table-cell>
          <table:table-cell office:value-type="float" office:value="460569593.26999998" table:style-name="ce14">
            <text:p>460.569.593<text:s/></text:p>
          </table:table-cell>
          <table:table-cell office:value-type="float" office:value="7480103.2800000003" table:style-name="ce14">
            <text:p>7.480.103<text:s/></text:p>
          </table:table-cell>
          <table:table-cell office:value-type="float" office:value="7355893.4299999997" table:style-name="ce14">
            <text:p>7.355.893<text:s/></text:p>
          </table:table-cell>
          <table:table-cell office:value-type="float" office:value="7188649.9400000004" table:style-name="ce14">
            <text:p>7.188.650<text:s/></text:p>
          </table:table-cell>
          <table:table-cell office:value-type="float" office:value="4097008.34" table:style-name="ce14">
            <text:p>4.097.008<text:s/></text:p>
          </table:table-cell>
          <table:table-cell office:value-type="float" office:value="112782342.48" table:style-name="ce14">
            <text:p>112.782.342<text:s/></text:p>
          </table:table-cell>
          <table:table-cell office:value-type="float" office:value="3934146.89" table:style-name="ce14">
            <text:p>3.934.147<text:s/></text:p>
          </table:table-cell>
          <table:table-cell office:value-type="float" office:value="277997560.33999997" table:style-name="ce14">
            <text:p>277.997.560<text:s/></text:p>
          </table:table-cell>
          <table:table-cell office:value-type="float" office:value="292032832.38" table:style-name="ce14">
            <text:p>292.032.832<text:s/></text:p>
          </table:table-cell>
          <table:table-cell office:value-type="float" office:value="3674973.08" table:style-name="ce14">
            <text:p>3.674.973<text:s/></text:p>
          </table:table-cell>
          <table:table-cell office:value-type="float" office:value="2260187.46" table:style-name="ce14">
            <text:p>2.260.187<text:s/></text:p>
          </table:table-cell>
          <table:table-cell office:value-type="float" office:value="30055.52" table:style-name="ce14">
            <text:p>30.056<text:s/></text:p>
          </table:table-cell>
          <table:table-cell office:value-type="float" office:value="402984193.47000003" table:style-name="ce14">
            <text:p>402.984.193<text:s/></text:p>
          </table:table-cell>
          <table:table-cell office:value-type="float" office:value="325608958.30000001" table:style-name="ce14">
            <text:p>325.608.958<text:s/></text:p>
          </table:table-cell>
          <table:table-cell office:value-type="float" office:value="4616116.7300000004" table:style-name="ce14">
            <text:p>4.616.117<text:s/></text:p>
          </table:table-cell>
          <table:table-cell office:value-type="float" office:value="1673951699.75" table:style-name="ce14">
            <text:p>1.673.951.700<text:s/></text:p>
          </table:table-cell>
          <table:table-cell office:value-type="float" office:value="285937.49" table:style-name="ce14">
            <text:p>285.937<text:s/></text:p>
          </table:table-cell>
          <table:table-cell office:value-type="float" office:value="4008560408.25" table:style-name="ce15">
            <text:p>4.008.560.40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4">
            <text:p>-<text:s/></text:p>
          </table:table-cell>
          <table:table-cell office:value-type="float" office:value="244.28" table:style-name="ce14">
            <text:p>24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92743.86" table:style-name="ce14">
            <text:p>92.74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21034.5" table:style-name="ce14">
            <text:p>21.03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86271902.93000001" table:style-name="ce14">
            <text:p>286.271.903<text:s/></text:p>
          </table:table-cell>
          <table:table-cell office:value-type="float" office:value="6840" table:style-name="ce14">
            <text:p>6.84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612.59" table:style-name="ce14">
            <text:p>1.61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490.39" table:style-name="ce14">
            <text:p>1.490<text:s/></text:p>
          </table:table-cell>
          <table:table-cell office:value-type="float" office:value="6647.38" table:style-name="ce14">
            <text:p>6.647<text:s/></text:p>
          </table:table-cell>
          <table:table-cell office:value-type="float" office:value="16110.33" table:style-name="ce14">
            <text:p>16.11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94366554.41999999" table:style-name="ce14">
            <text:p>194.366.554<text:s/></text:p>
          </table:table-cell>
          <table:table-cell office:value-type="float" office:value="2136.9" table:style-name="ce14">
            <text:p>2.137<text:s/></text:p>
          </table:table-cell>
          <table:table-cell office:value-type="float" office:value="186522.75" table:style-name="ce14">
            <text:p>186.523<text:s/></text:p>
          </table:table-cell>
          <table:table-cell office:value-type="float" office:value="1014.69" table:style-name="ce14">
            <text:p>1.01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80974855.01999992" table:style-name="ce15">
            <text:p>480.974.85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276755.03999999998" table:style-name="ce14">
            <text:p>276.755<text:s/></text:p>
          </table:table-cell>
          <table:table-cell office:value-type="float" office:value="136968.17000000001" table:style-name="ce14">
            <text:p>136.968<text:s/></text:p>
          </table:table-cell>
          <table:table-cell office:value-type="float" office:value="2420044.2000000002" table:style-name="ce14">
            <text:p>2.420.04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1703721.859999999" table:style-name="ce14">
            <text:p>11.703.722<text:s/></text:p>
          </table:table-cell>
          <table:table-cell office:value-type="float" office:value="10413362.779999999" table:style-name="ce14">
            <text:p>10.413.363<text:s/></text:p>
          </table:table-cell>
          <table:table-cell office:value-type="float" office:value="2315303.2999999998" table:style-name="ce14">
            <text:p>2.315.303<text:s/></text:p>
          </table:table-cell>
          <table:table-cell office:value-type="float" office:value="240201.38" table:style-name="ce14">
            <text:p>240.201<text:s/></text:p>
          </table:table-cell>
          <table:table-cell office:value-type="float" office:value="6168960.6500000004" table:style-name="ce14">
            <text:p>6.168.961<text:s/></text:p>
          </table:table-cell>
          <table:table-cell office:value-type="float" office:value="5099253.51" table:style-name="ce14">
            <text:p>5.099.254<text:s/></text:p>
          </table:table-cell>
          <table:table-cell office:value-type="float" office:value="19989228.66" table:style-name="ce14">
            <text:p>19.989.229<text:s/></text:p>
          </table:table-cell>
          <table:table-cell office:value-type="float" office:value="57798.53" table:style-name="ce14">
            <text:p>57.799<text:s/></text:p>
          </table:table-cell>
          <table:table-cell office:value-type="float" office:value="2795486.69" table:style-name="ce14">
            <text:p>2.795.487<text:s/></text:p>
          </table:table-cell>
          <table:table-cell office:value-type="float" office:value="1158530.7" table:style-name="ce14">
            <text:p>1.158.531<text:s/></text:p>
          </table:table-cell>
          <table:table-cell office:value-type="float" office:value="672063.53" table:style-name="ce14">
            <text:p>672.064<text:s/></text:p>
          </table:table-cell>
          <table:table-cell office:value-type="float" office:value="27358301.66" table:style-name="ce14">
            <text:p>27.358.302<text:s/></text:p>
          </table:table-cell>
          <table:table-cell office:value-type="float" office:value="611993.72" table:style-name="ce14">
            <text:p>611.994<text:s/></text:p>
          </table:table-cell>
          <table:table-cell office:value-type="float" office:value="5468786.5099999998" table:style-name="ce14">
            <text:p>5.468.787<text:s/></text:p>
          </table:table-cell>
          <table:table-cell office:value-type="float" office:value="19843128.16" table:style-name="ce14">
            <text:p>19.843.128<text:s/></text:p>
          </table:table-cell>
          <table:table-cell office:value-type="float" office:value="612157.49" table:style-name="ce14">
            <text:p>612.157<text:s/></text:p>
          </table:table-cell>
          <table:table-cell office:value-type="float" office:value="242405.16" table:style-name="ce14">
            <text:p>242.405<text:s/></text:p>
          </table:table-cell>
          <table:table-cell office:value-type="float" office:value="8893.4500000000007" table:style-name="ce14">
            <text:p>8.893<text:s/></text:p>
          </table:table-cell>
          <table:table-cell office:value-type="float" office:value="7723848.8700000001" table:style-name="ce14">
            <text:p>7.723.849<text:s/></text:p>
          </table:table-cell>
          <table:table-cell office:value-type="float" office:value="5506890.9900000002" table:style-name="ce14">
            <text:p>5.506.891<text:s/></text:p>
          </table:table-cell>
          <table:table-cell office:value-type="float" office:value="828188.83" table:style-name="ce14">
            <text:p>828.189<text:s/></text:p>
          </table:table-cell>
          <table:table-cell office:value-type="float" office:value="71349851.989999995" table:style-name="ce14">
            <text:p>71.349.85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03002125.82999998" table:style-name="ce15">
            <text:p>203.002.12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9262.23" table:style-name="ce14">
            <text:p>9.26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2062.96" table:style-name="ce14">
            <text:p>12.06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6432.019999999997" table:style-name="ce14">
            <text:p>36.43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2043259.25" table:style-name="ce14">
            <text:p>22.043.259<text:s/></text:p>
          </table:table-cell>
          <table:table-cell office:value-type="float" office:value="462261.82" table:style-name="ce14">
            <text:p>462.26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7811.77" table:style-name="ce14">
            <text:p>7.81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788.88" table:style-name="ce14">
            <text:p>3.78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7864.77" table:style-name="ce14">
            <text:p>27.86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3828891.75" table:style-name="ce14">
            <text:p>43.828.892<text:s/></text:p>
          </table:table-cell>
          <table:table-cell office:value-type="float" office:value="46131577.340000004" table:style-name="ce14">
            <text:p>46.131.57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016.74" table:style-name="ce14">
            <text:p>4.017<text:s/></text:p>
          </table:table-cell>
          <table:table-cell office:value-type="float" office:value="2018.2" table:style-name="ce14">
            <text:p>2.018<text:s/></text:p>
          </table:table-cell>
          <table:table-cell office:value-type="float" office:value="32195.34" table:style-name="ce14">
            <text:p>32.195<text:s/></text:p>
          </table:table-cell>
          <table:table-cell office:value-type="float" office:value="9697776.1199999992" table:style-name="ce14">
            <text:p>9.697.77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39436841.25" table:style-name="ce14">
            <text:p>139.436.84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61736060.44" table:style-name="ce15">
            <text:p>261.736.06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6457.36" table:style-name="ce14">
            <text:p>6.45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6280628.21" table:style-name="ce14">
            <text:p>6.280.628<text:s/></text:p>
          </table:table-cell>
          <table:table-cell office:value-type="float" office:value="850.31" table:style-name="ce14">
            <text:p>850<text:s/></text:p>
          </table:table-cell>
          <table:table-cell office:value-type="float" office:value="65729504.520000003" table:style-name="ce14">
            <text:p>65.729.505<text:s/></text:p>
          </table:table-cell>
          <table:table-cell office:value-type="float" office:value="15116095.83" table:style-name="ce14">
            <text:p>15.116.096<text:s/></text:p>
          </table:table-cell>
          <table:table-cell office:value-type="float" office:value="481204.82" table:style-name="ce14">
            <text:p>481.205<text:s/></text:p>
          </table:table-cell>
          <table:table-cell office:value-type="float" office:value="112510912.8" table:style-name="ce14">
            <text:p>112.510.913<text:s/></text:p>
          </table:table-cell>
          <table:table-cell office:value-type="float" office:value="4794344.12" table:style-name="ce14">
            <text:p>4.794.344<text:s/></text:p>
          </table:table-cell>
          <table:table-cell office:value-type="float" office:value="1142392.94" table:style-name="ce14">
            <text:p>1.142.393<text:s/></text:p>
          </table:table-cell>
          <table:table-cell office:value-type="float" office:value="39714921.619999997" table:style-name="ce14">
            <text:p>39.714.922<text:s/></text:p>
          </table:table-cell>
          <table:table-cell office:value-type="float" office:value="170740" table:style-name="ce14">
            <text:p>170.740<text:s/></text:p>
          </table:table-cell>
          <table:table-cell office:value-type="float" office:value="855051.96" table:style-name="ce14">
            <text:p>855.052<text:s/></text:p>
          </table:table-cell>
          <table:table-cell office:value-type="float" office:value="1172204.55" table:style-name="ce14">
            <text:p>1.172.205<text:s/></text:p>
          </table:table-cell>
          <table:table-cell office:value-type="float" office:value="516768.87" table:style-name="ce14">
            <text:p>516.769<text:s/></text:p>
          </table:table-cell>
          <table:table-cell office:value-type="float" office:value="41852686.990000002" table:style-name="ce14">
            <text:p>41.852.687<text:s/></text:p>
          </table:table-cell>
          <table:table-cell office:value-type="float" office:value="6453.83" table:style-name="ce14">
            <text:p>6.454<text:s/></text:p>
          </table:table-cell>
          <table:table-cell office:value-type="float" office:value="112729843.05" table:style-name="ce14">
            <text:p>112.729.843<text:s/></text:p>
          </table:table-cell>
          <table:table-cell office:value-type="float" office:value="111310634.13" table:style-name="ce14">
            <text:p>111.310.634<text:s/></text:p>
          </table:table-cell>
          <table:table-cell office:value-type="float" office:value="304757.28999999998" table:style-name="ce14">
            <text:p>304.75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72.33" table:style-name="ce14">
            <text:p>172<text:s/></text:p>
          </table:table-cell>
          <table:table-cell office:value-type="float" office:value="84291707.260000005" table:style-name="ce14">
            <text:p>84.291.707<text:s/></text:p>
          </table:table-cell>
          <table:table-cell office:value-type="float" office:value="169197146.00999999" table:style-name="ce14">
            <text:p>169.197.146<text:s/></text:p>
          </table:table-cell>
          <table:table-cell office:value-type="float" office:value="3935.79" table:style-name="ce14">
            <text:p>3.936<text:s/></text:p>
          </table:table-cell>
          <table:table-cell office:value-type="float" office:value="546278530.11000001" table:style-name="ce14">
            <text:p>546.278.53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314467944.7" table:style-name="ce15">
            <text:p>1.314.467.94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8">
            <text:p><text:s text:c="2"/>IPI - OUTROS</text:p>
          </table:table-cell>
          <table:table-cell office:value-type="float" office:value="20700.27" table:style-name="ce14">
            <text:p>20.700<text:s/></text:p>
          </table:table-cell>
          <table:table-cell office:value-type="float" office:value="2100775.5300000003" table:style-name="ce14">
            <text:p>2.100.776<text:s/></text:p>
          </table:table-cell>
          <table:table-cell office:value-type="float" office:value="3019527.0500000003" table:style-name="ce14">
            <text:p>3.019.527<text:s/></text:p>
          </table:table-cell>
          <table:table-cell office:value-type="float" office:value="64041.979999999996" table:style-name="ce14">
            <text:p>64.042<text:s/></text:p>
          </table:table-cell>
          <table:table-cell office:value-type="float" office:value="80820776.539999992" table:style-name="ce14">
            <text:p>80.820.777<text:s/></text:p>
          </table:table-cell>
          <table:table-cell office:value-type="float" office:value="11509098.300000001" table:style-name="ce14">
            <text:p>11.509.098<text:s/></text:p>
          </table:table-cell>
          <table:table-cell office:value-type="float" office:value="5980812.9799999995" table:style-name="ce14">
            <text:p>5.980.813<text:s/></text:p>
          </table:table-cell>
          <table:table-cell office:value-type="float" office:value="38197847" table:style-name="ce14">
            <text:p>38.197.847<text:s/></text:p>
          </table:table-cell>
          <table:table-cell office:value-type="float" office:value="11708574.57" table:style-name="ce14">
            <text:p>11.708.575<text:s/></text:p>
          </table:table-cell>
          <table:table-cell office:value-type="float" office:value="773739.16" table:style-name="ce14">
            <text:p>773.739<text:s/></text:p>
          </table:table-cell>
          <table:table-cell office:value-type="float" office:value="114585728.29000001" table:style-name="ce14">
            <text:p>114.585.728<text:s/></text:p>
          </table:table-cell>
          <table:table-cell office:value-type="float" office:value="7244724.75" table:style-name="ce14">
            <text:p>7.244.725<text:s/></text:p>
          </table:table-cell>
          <table:table-cell office:value-type="float" office:value="3701565.9" table:style-name="ce14">
            <text:p>3.701.566<text:s/></text:p>
          </table:table-cell>
          <table:table-cell office:value-type="float" office:value="4857914.6899999995" table:style-name="ce14">
            <text:p>4.857.915<text:s/></text:p>
          </table:table-cell>
          <table:table-cell office:value-type="float" office:value="2906563.3499999996" table:style-name="ce14">
            <text:p>2.906.563<text:s/></text:p>
          </table:table-cell>
          <table:table-cell office:value-type="float" office:value="43543489.059999995" table:style-name="ce14">
            <text:p>43.543.489<text:s/></text:p>
          </table:table-cell>
          <table:table-cell office:value-type="float" office:value="3315699.34" table:style-name="ce14">
            <text:p>3.315.699<text:s/></text:p>
          </table:table-cell>
          <table:table-cell office:value-type="float" office:value="115968548.64" table:style-name="ce14">
            <text:p>115.968.549<text:s/></text:p>
          </table:table-cell>
          <table:table-cell office:value-type="float" office:value="114740845.36999999" table:style-name="ce14">
            <text:p>114.740.845<text:s/></text:p>
          </table:table-cell>
          <table:table-cell office:value-type="float" office:value="2741947.97" table:style-name="ce14">
            <text:p>2.741.948<text:s/></text:p>
          </table:table-cell>
          <table:table-cell office:value-type="float" office:value="2013765.5599999998" table:style-name="ce14">
            <text:p>2.013.766<text:s/></text:p>
          </table:table-cell>
          <table:table-cell office:value-type="float" office:value="18971.54" table:style-name="ce14">
            <text:p>18.972<text:s/></text:p>
          </table:table-cell>
          <table:table-cell office:value-type="float" office:value="116569887.58" table:style-name="ce14">
            <text:p>116.569.888<text:s/></text:p>
          </table:table-cell>
          <table:table-cell office:value-type="float" office:value="141205008.28" table:style-name="ce14">
            <text:p>141.205.008<text:s/></text:p>
          </table:table-cell>
          <table:table-cell office:value-type="float" office:value="3597469.36" table:style-name="ce14">
            <text:p>3.597.469<text:s/></text:p>
          </table:table-cell>
          <table:table-cell office:value-type="float" office:value="916885461.70999992" table:style-name="ce14">
            <text:p>916.885.462<text:s/></text:p>
          </table:table-cell>
          <table:table-cell office:value-type="float" office:value="285937.49000000005" table:style-name="ce14">
            <text:p>285.937<text:s/></text:p>
          </table:table-cell>
          <table:table-cell office:value-type="float" office:value="1748379422.2599998" table:style-name="ce15">
            <text:p>1.748.379.42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18766832.079999998" table:style-name="ce14">
            <text:p>18.766.832<text:s/></text:p>
          </table:table-cell>
          <table:table-cell office:value-type="float" office:value="61813050.060000002" table:style-name="ce14">
            <text:p>61.813.050<text:s/></text:p>
          </table:table-cell>
          <table:table-cell office:value-type="float" office:value="222433672.81999999" table:style-name="ce14">
            <text:p>222.433.673<text:s/></text:p>
          </table:table-cell>
          <table:table-cell office:value-type="float" office:value="12658858.109999999" table:style-name="ce14">
            <text:p>12.658.858<text:s/></text:p>
          </table:table-cell>
          <table:table-cell office:value-type="float" office:value="315867984.47000003" table:style-name="ce14">
            <text:p>315.867.984<text:s/></text:p>
          </table:table-cell>
          <table:table-cell office:value-type="float" office:value="257327087.78999999" table:style-name="ce14">
            <text:p>257.327.088<text:s/></text:p>
          </table:table-cell>
          <table:table-cell office:value-type="float" office:value="3854360595.3899999" table:style-name="ce14">
            <text:p>3.854.360.595<text:s/></text:p>
          </table:table-cell>
          <table:table-cell office:value-type="float" office:value="212903773.19999999" table:style-name="ce14">
            <text:p>212.903.773<text:s/></text:p>
          </table:table-cell>
          <table:table-cell office:value-type="float" office:value="227403427.38" table:style-name="ce14">
            <text:p>227.403.427<text:s/></text:p>
          </table:table-cell>
          <table:table-cell office:value-type="float" office:value="75948329.709999993" table:style-name="ce14">
            <text:p>75.948.330<text:s/></text:p>
          </table:table-cell>
          <table:table-cell office:value-type="float" office:value="1042446423.54" table:style-name="ce14">
            <text:p>1.042.446.424<text:s/></text:p>
          </table:table-cell>
          <table:table-cell office:value-type="float" office:value="123233826.41" table:style-name="ce14">
            <text:p>123.233.826<text:s/></text:p>
          </table:table-cell>
          <table:table-cell office:value-type="float" office:value="132052685.51000001" table:style-name="ce14">
            <text:p>132.052.686<text:s/></text:p>
          </table:table-cell>
          <table:table-cell office:value-type="float" office:value="175497255.86000001" table:style-name="ce14">
            <text:p>175.497.256<text:s/></text:p>
          </table:table-cell>
          <table:table-cell office:value-type="float" office:value="102147804.89" table:style-name="ce14">
            <text:p>102.147.805<text:s/></text:p>
          </table:table-cell>
          <table:table-cell office:value-type="float" office:value="282036382.31999999" table:style-name="ce14">
            <text:p>282.036.382<text:s/></text:p>
          </table:table-cell>
          <table:table-cell office:value-type="float" office:value="59481857.119999997" table:style-name="ce14">
            <text:p>59.481.857<text:s/></text:p>
          </table:table-cell>
          <table:table-cell office:value-type="float" office:value="976656326.33000004" table:style-name="ce14">
            <text:p>976.656.326<text:s/></text:p>
          </table:table-cell>
          <table:table-cell office:value-type="float" office:value="3664560838.5700002" table:style-name="ce14">
            <text:p>3.664.560.839<text:s/></text:p>
          </table:table-cell>
          <table:table-cell office:value-type="float" office:value="93515705.599999994" table:style-name="ce14">
            <text:p>93.515.706<text:s/></text:p>
          </table:table-cell>
          <table:table-cell office:value-type="float" office:value="43485832.369999997" table:style-name="ce14">
            <text:p>43.485.832<text:s/></text:p>
          </table:table-cell>
          <table:table-cell office:value-type="float" office:value="15104119.41" table:style-name="ce14">
            <text:p>15.104.119<text:s/></text:p>
          </table:table-cell>
          <table:table-cell office:value-type="float" office:value="933718595.02999997" table:style-name="ce14">
            <text:p>933.718.595<text:s/></text:p>
          </table:table-cell>
          <table:table-cell office:value-type="float" office:value="522288820.44" table:style-name="ce14">
            <text:p>522.288.820<text:s/></text:p>
          </table:table-cell>
          <table:table-cell office:value-type="float" office:value="68283011.689999998" table:style-name="ce14">
            <text:p>68.283.012<text:s/></text:p>
          </table:table-cell>
          <table:table-cell office:value-type="float" office:value="9430605248.2600002" table:style-name="ce14">
            <text:p>9.430.605.248<text:s/></text:p>
          </table:table-cell>
          <table:table-cell office:value-type="float" office:value="28260479.899999999" table:style-name="ce14">
            <text:p>28.260.480<text:s/></text:p>
          </table:table-cell>
          <table:table-cell office:value-type="float" office:value="22952858824.260002" table:style-name="ce15">
            <text:p>22.952.858.82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4188840.55" table:style-name="ce14">
            <text:p>4.188.841<text:s/></text:p>
          </table:table-cell>
          <table:table-cell office:value-type="float" office:value="13530264.039999999" table:style-name="ce14">
            <text:p>13.530.264<text:s/></text:p>
          </table:table-cell>
          <table:table-cell office:value-type="float" office:value="16705326.85" table:style-name="ce14">
            <text:p>16.705.327<text:s/></text:p>
          </table:table-cell>
          <table:table-cell office:value-type="float" office:value="4047367.98" table:style-name="ce14">
            <text:p>4.047.368<text:s/></text:p>
          </table:table-cell>
          <table:table-cell office:value-type="float" office:value="60852088.869999997" table:style-name="ce14">
            <text:p>60.852.089<text:s/></text:p>
          </table:table-cell>
          <table:table-cell office:value-type="float" office:value="31931764.18" table:style-name="ce14">
            <text:p>31.931.764<text:s/></text:p>
          </table:table-cell>
          <table:table-cell office:value-type="float" office:value="45742766.729999997" table:style-name="ce14">
            <text:p>45.742.767<text:s/></text:p>
          </table:table-cell>
          <table:table-cell office:value-type="float" office:value="27339074.460000001" table:style-name="ce14">
            <text:p>27.339.074<text:s/></text:p>
          </table:table-cell>
          <table:table-cell office:value-type="float" office:value="38333723.07" table:style-name="ce14">
            <text:p>38.333.723<text:s/></text:p>
          </table:table-cell>
          <table:table-cell office:value-type="float" office:value="17843561.309999999" table:style-name="ce14">
            <text:p>17.843.561<text:s/></text:p>
          </table:table-cell>
          <table:table-cell office:value-type="float" office:value="143454101" table:style-name="ce14">
            <text:p>143.454.101<text:s/></text:p>
          </table:table-cell>
          <table:table-cell office:value-type="float" office:value="24849657.539999999" table:style-name="ce14">
            <text:p>24.849.658<text:s/></text:p>
          </table:table-cell>
          <table:table-cell office:value-type="float" office:value="22879492.579999998" table:style-name="ce14">
            <text:p>22.879.493<text:s/></text:p>
          </table:table-cell>
          <table:table-cell office:value-type="float" office:value="27173501.109999999" table:style-name="ce14">
            <text:p>27.173.501<text:s/></text:p>
          </table:table-cell>
          <table:table-cell office:value-type="float" office:value="17613907.379999999" table:style-name="ce14">
            <text:p>17.613.907<text:s/></text:p>
          </table:table-cell>
          <table:table-cell office:value-type="float" office:value="47180494.659999996" table:style-name="ce14">
            <text:p>47.180.495<text:s/></text:p>
          </table:table-cell>
          <table:table-cell office:value-type="float" office:value="12503553.880000001" table:style-name="ce14">
            <text:p>12.503.554<text:s/></text:p>
          </table:table-cell>
          <table:table-cell office:value-type="float" office:value="109806074.14" table:style-name="ce14">
            <text:p>109.806.074<text:s/></text:p>
          </table:table-cell>
          <table:table-cell office:value-type="float" office:value="403691902.56999999" table:style-name="ce14">
            <text:p>403.691.903<text:s/></text:p>
          </table:table-cell>
          <table:table-cell office:value-type="float" office:value="17092830.859999999" table:style-name="ce14">
            <text:p>17.092.831<text:s/></text:p>
          </table:table-cell>
          <table:table-cell office:value-type="float" office:value="8463751.3100000005" table:style-name="ce14">
            <text:p>8.463.751<text:s/></text:p>
          </table:table-cell>
          <table:table-cell office:value-type="float" office:value="3216601.89" table:style-name="ce14">
            <text:p>3.216.602<text:s/></text:p>
          </table:table-cell>
          <table:table-cell office:value-type="float" office:value="175911712.97" table:style-name="ce14">
            <text:p>175.911.713<text:s/></text:p>
          </table:table-cell>
          <table:table-cell office:value-type="float" office:value="64804759.649999999" table:style-name="ce14">
            <text:p>64.804.760<text:s/></text:p>
          </table:table-cell>
          <table:table-cell office:value-type="float" office:value="14615648.359999999" table:style-name="ce14">
            <text:p>14.615.648<text:s/></text:p>
          </table:table-cell>
          <table:table-cell office:value-type="float" office:value="711422204.30999994" table:style-name="ce14">
            <text:p>711.422.204<text:s/></text:p>
          </table:table-cell>
          <table:table-cell office:value-type="float" office:value="5654234.0499999998" table:style-name="ce14">
            <text:p>5.654.234<text:s/></text:p>
          </table:table-cell>
          <table:table-cell office:value-type="float" office:value="2070849206.2999997" table:style-name="ce15">
            <text:p>2.070.849.20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5278377.3899999997" table:style-name="ce14">
            <text:p>5.278.377<text:s/></text:p>
          </table:table-cell>
          <table:table-cell office:value-type="float" office:value="15685529.85" table:style-name="ce14">
            <text:p>15.685.530<text:s/></text:p>
          </table:table-cell>
          <table:table-cell office:value-type="float" office:value="116674541.93000001" table:style-name="ce14">
            <text:p>116.674.542<text:s/></text:p>
          </table:table-cell>
          <table:table-cell office:value-type="float" office:value="3291167.13" table:style-name="ce14">
            <text:p>3.291.167<text:s/></text:p>
          </table:table-cell>
          <table:table-cell office:value-type="float" office:value="100371415.98999999" table:style-name="ce14">
            <text:p>100.371.416<text:s/></text:p>
          </table:table-cell>
          <table:table-cell office:value-type="float" office:value="83115489.799999997" table:style-name="ce14">
            <text:p>83.115.490<text:s/></text:p>
          </table:table-cell>
          <table:table-cell office:value-type="float" office:value="310704319.60000002" table:style-name="ce14">
            <text:p>310.704.320<text:s/></text:p>
          </table:table-cell>
          <table:table-cell office:value-type="float" office:value="85204489.180000007" table:style-name="ce14">
            <text:p>85.204.489<text:s/></text:p>
          </table:table-cell>
          <table:table-cell office:value-type="float" office:value="81911069.760000005" table:style-name="ce14">
            <text:p>81.911.070<text:s/></text:p>
          </table:table-cell>
          <table:table-cell office:value-type="float" office:value="22638260.960000001" table:style-name="ce14">
            <text:p>22.638.261<text:s/></text:p>
          </table:table-cell>
          <table:table-cell office:value-type="float" office:value="376139258.31999999" table:style-name="ce14">
            <text:p>376.139.258<text:s/></text:p>
          </table:table-cell>
          <table:table-cell office:value-type="float" office:value="42317585.039999999" table:style-name="ce14">
            <text:p>42.317.585<text:s/></text:p>
          </table:table-cell>
          <table:table-cell office:value-type="float" office:value="46106680.18" table:style-name="ce14">
            <text:p>46.106.680<text:s/></text:p>
          </table:table-cell>
          <table:table-cell office:value-type="float" office:value="65359758.18" table:style-name="ce14">
            <text:p>65.359.758<text:s/></text:p>
          </table:table-cell>
          <table:table-cell office:value-type="float" office:value="22602880.629999999" table:style-name="ce14">
            <text:p>22.602.881<text:s/></text:p>
          </table:table-cell>
          <table:table-cell office:value-type="float" office:value="88627405.870000005" table:style-name="ce14">
            <text:p>88.627.406<text:s/></text:p>
          </table:table-cell>
          <table:table-cell office:value-type="float" office:value="19227053.239999998" table:style-name="ce14">
            <text:p>19.227.053<text:s/></text:p>
          </table:table-cell>
          <table:table-cell office:value-type="float" office:value="304116336.72000003" table:style-name="ce14">
            <text:p>304.116.337<text:s/></text:p>
          </table:table-cell>
          <table:table-cell office:value-type="float" office:value="1232740688.6099999" table:style-name="ce14">
            <text:p>1.232.740.689<text:s/></text:p>
          </table:table-cell>
          <table:table-cell office:value-type="float" office:value="24388606.91" table:style-name="ce14">
            <text:p>24.388.607<text:s/></text:p>
          </table:table-cell>
          <table:table-cell office:value-type="float" office:value="13830020.02" table:style-name="ce14">
            <text:p>13.830.020<text:s/></text:p>
          </table:table-cell>
          <table:table-cell office:value-type="float" office:value="3908514.39" table:style-name="ce14">
            <text:p>3.908.514<text:s/></text:p>
          </table:table-cell>
          <table:table-cell office:value-type="float" office:value="295203302.77999997" table:style-name="ce14">
            <text:p>295.203.303<text:s/></text:p>
          </table:table-cell>
          <table:table-cell office:value-type="float" office:value="230574779.15000001" table:style-name="ce14">
            <text:p>230.574.779<text:s/></text:p>
          </table:table-cell>
          <table:table-cell office:value-type="float" office:value="15089887.17" table:style-name="ce14">
            <text:p>15.089.887<text:s/></text:p>
          </table:table-cell>
          <table:table-cell office:value-type="float" office:value="2969579902.5900002" table:style-name="ce14">
            <text:p>2.969.579.903<text:s/></text:p>
          </table:table-cell>
          <table:table-cell office:value-type="float" office:value="10920846.9" table:style-name="ce14">
            <text:p>10.920.847<text:s/></text:p>
          </table:table-cell>
          <table:table-cell office:value-type="float" office:value="6585608168.289999" table:style-name="ce15">
            <text:p>6.585.608.16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0" table:style-name="ce14">
            <text:p>-<text:s/></text:p>
          </table:table-cell>
          <table:table-cell office:value-type="float" office:value="32643.17" table:style-name="ce14">
            <text:p>32.643<text:s/></text:p>
          </table:table-cell>
          <table:table-cell office:value-type="float" office:value="200542.44" table:style-name="ce14">
            <text:p>200.542<text:s/></text:p>
          </table:table-cell>
          <table:table-cell office:value-type="float" office:value="1901" table:style-name="ce14">
            <text:p>1.901<text:s/></text:p>
          </table:table-cell>
          <table:table-cell office:value-type="float" office:value="1373012.94" table:style-name="ce14">
            <text:p>1.373.013<text:s/></text:p>
          </table:table-cell>
          <table:table-cell office:value-type="float" office:value="17464602.559999999" table:style-name="ce14">
            <text:p>17.464.603<text:s/></text:p>
          </table:table-cell>
          <table:table-cell office:value-type="float" office:value="47288171.270000003" table:style-name="ce14">
            <text:p>47.288.171<text:s/></text:p>
          </table:table-cell>
          <table:table-cell office:value-type="float" office:value="5188076.63" table:style-name="ce14">
            <text:p>5.188.077<text:s/></text:p>
          </table:table-cell>
          <table:table-cell office:value-type="float" office:value="129750.89" table:style-name="ce14">
            <text:p>129.751<text:s/></text:p>
          </table:table-cell>
          <table:table-cell office:value-type="float" office:value="19.66" table:style-name="ce14">
            <text:p>20<text:s/></text:p>
          </table:table-cell>
          <table:table-cell office:value-type="float" office:value="5585040.4900000002" table:style-name="ce14">
            <text:p>5.585.040<text:s/></text:p>
          </table:table-cell>
          <table:table-cell office:value-type="float" office:value="77373.02" table:style-name="ce14">
            <text:p>77.373<text:s/></text:p>
          </table:table-cell>
          <table:table-cell office:value-type="float" office:value="192373.51" table:style-name="ce14">
            <text:p>192.374<text:s/></text:p>
          </table:table-cell>
          <table:table-cell office:value-type="float" office:value="11137719" table:style-name="ce14">
            <text:p>11.137.719<text:s/></text:p>
          </table:table-cell>
          <table:table-cell office:value-type="float" office:value="734.72" table:style-name="ce14">
            <text:p>735<text:s/></text:p>
          </table:table-cell>
          <table:table-cell office:value-type="float" office:value="8135005.54" table:style-name="ce14">
            <text:p>8.135.006<text:s/></text:p>
          </table:table-cell>
          <table:table-cell office:value-type="float" office:value="2882.72" table:style-name="ce14">
            <text:p>2.883<text:s/></text:p>
          </table:table-cell>
          <table:table-cell office:value-type="float" office:value="25456580.899999999" table:style-name="ce14">
            <text:p>25.456.581<text:s/></text:p>
          </table:table-cell>
          <table:table-cell office:value-type="float" office:value="244226833.78999999" table:style-name="ce14">
            <text:p>244.226.834<text:s/></text:p>
          </table:table-cell>
          <table:table-cell office:value-type="float" office:value="103848.93" table:style-name="ce14">
            <text:p>103.849<text:s/></text:p>
          </table:table-cell>
          <table:table-cell office:value-type="float" office:value="251.02" table:style-name="ce14">
            <text:p>25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9221369.079999998" table:style-name="ce14">
            <text:p>29.221.369<text:s/></text:p>
          </table:table-cell>
          <table:table-cell office:value-type="float" office:value="1150694.6599999999" table:style-name="ce14">
            <text:p>1.150.695<text:s/></text:p>
          </table:table-cell>
          <table:table-cell office:value-type="float" office:value="2094230.65" table:style-name="ce14">
            <text:p>2.094.231<text:s/></text:p>
          </table:table-cell>
          <table:table-cell office:value-type="float" office:value="560507156.94000006" table:style-name="ce14">
            <text:p>560.507.157<text:s/></text:p>
          </table:table-cell>
          <table:table-cell office:value-type="float" office:value="3196.71" table:style-name="ce14">
            <text:p>3.197<text:s/></text:p>
          </table:table-cell>
          <table:table-cell office:value-type="float" office:value="959574012.24000001" table:style-name="ce15">
            <text:p>959.574.01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5278377.3900000006" table:style-name="ce14">
            <text:p>5.278.377<text:s/></text:p>
          </table:table-cell>
          <table:table-cell office:value-type="float" office:value="15652886.680000002" table:style-name="ce14">
            <text:p>15.652.887<text:s/></text:p>
          </table:table-cell>
          <table:table-cell office:value-type="float" office:value="116473999.48999999" table:style-name="ce14">
            <text:p>116.473.999<text:s/></text:p>
          </table:table-cell>
          <table:table-cell office:value-type="float" office:value="3289266.13" table:style-name="ce14">
            <text:p>3.289.266<text:s/></text:p>
          </table:table-cell>
          <table:table-cell office:value-type="float" office:value="98998403.050000012" table:style-name="ce14">
            <text:p>98.998.403<text:s/></text:p>
          </table:table-cell>
          <table:table-cell office:value-type="float" office:value="65650887.240000002" table:style-name="ce14">
            <text:p>65.650.887<text:s/></text:p>
          </table:table-cell>
          <table:table-cell office:value-type="float" office:value="263416148.32999998" table:style-name="ce14">
            <text:p>263.416.148<text:s/></text:p>
          </table:table-cell>
          <table:table-cell office:value-type="float" office:value="80016412.549999997" table:style-name="ce14">
            <text:p>80.016.413<text:s/></text:p>
          </table:table-cell>
          <table:table-cell office:value-type="float" office:value="81781318.870000005" table:style-name="ce14">
            <text:p>81.781.319<text:s/></text:p>
          </table:table-cell>
          <table:table-cell office:value-type="float" office:value="22638241.300000004" table:style-name="ce14">
            <text:p>22.638.241<text:s/></text:p>
          </table:table-cell>
          <table:table-cell office:value-type="float" office:value="370554217.82999998" table:style-name="ce14">
            <text:p>370.554.218<text:s/></text:p>
          </table:table-cell>
          <table:table-cell office:value-type="float" office:value="42240212.019999996" table:style-name="ce14">
            <text:p>42.240.212<text:s/></text:p>
          </table:table-cell>
          <table:table-cell office:value-type="float" office:value="45914306.670000002" table:style-name="ce14">
            <text:p>45.914.307<text:s/></text:p>
          </table:table-cell>
          <table:table-cell office:value-type="float" office:value="54222039.18" table:style-name="ce14">
            <text:p>54.222.039<text:s/></text:p>
          </table:table-cell>
          <table:table-cell office:value-type="float" office:value="22602145.91" table:style-name="ce14">
            <text:p>22.602.146<text:s/></text:p>
          </table:table-cell>
          <table:table-cell office:value-type="float" office:value="80492400.329999998" table:style-name="ce14">
            <text:p>80.492.400<text:s/></text:p>
          </table:table-cell>
          <table:table-cell office:value-type="float" office:value="19224170.520000003" table:style-name="ce14">
            <text:p>19.224.171<text:s/></text:p>
          </table:table-cell>
          <table:table-cell office:value-type="float" office:value="278659755.81999999" table:style-name="ce14">
            <text:p>278.659.756<text:s/></text:p>
          </table:table-cell>
          <table:table-cell office:value-type="float" office:value="988513854.82000005" table:style-name="ce14">
            <text:p>988.513.855<text:s/></text:p>
          </table:table-cell>
          <table:table-cell office:value-type="float" office:value="24284757.979999997" table:style-name="ce14">
            <text:p>24.284.758<text:s/></text:p>
          </table:table-cell>
          <table:table-cell office:value-type="float" office:value="13829769" table:style-name="ce14">
            <text:p>13.829.769<text:s/></text:p>
          </table:table-cell>
          <table:table-cell office:value-type="float" office:value="3908514.39" table:style-name="ce14">
            <text:p>3.908.514<text:s/></text:p>
          </table:table-cell>
          <table:table-cell office:value-type="float" office:value="265981933.69999999" table:style-name="ce14">
            <text:p>265.981.934<text:s/></text:p>
          </table:table-cell>
          <table:table-cell office:value-type="float" office:value="229424084.49000001" table:style-name="ce14">
            <text:p>229.424.084<text:s/></text:p>
          </table:table-cell>
          <table:table-cell office:value-type="float" office:value="12995656.52" table:style-name="ce14">
            <text:p>12.995.657<text:s/></text:p>
          </table:table-cell>
          <table:table-cell office:value-type="float" office:value="2409072745.6500001" table:style-name="ce14">
            <text:p>2.409.072.746<text:s/></text:p>
          </table:table-cell>
          <table:table-cell office:value-type="float" office:value="10917650.189999999" table:style-name="ce14">
            <text:p>10.917.650<text:s/></text:p>
          </table:table-cell>
          <table:table-cell office:value-type="float" office:value="5626034156.0499992" table:style-name="ce15">
            <text:p>5.626.034.15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9299614.1400000006" table:style-name="ce14">
            <text:p>9.299.614<text:s/></text:p>
          </table:table-cell>
          <table:table-cell office:value-type="float" office:value="32597256.170000002" table:style-name="ce14">
            <text:p>32.597.256<text:s/></text:p>
          </table:table-cell>
          <table:table-cell office:value-type="float" office:value="89053804.040000007" table:style-name="ce14">
            <text:p>89.053.804<text:s/></text:p>
          </table:table-cell>
          <table:table-cell office:value-type="float" office:value="5320323" table:style-name="ce14">
            <text:p>5.320.323<text:s/></text:p>
          </table:table-cell>
          <table:table-cell office:value-type="float" office:value="154644479.61000001" table:style-name="ce14">
            <text:p>154.644.480<text:s/></text:p>
          </table:table-cell>
          <table:table-cell office:value-type="float" office:value="142279833.81" table:style-name="ce14">
            <text:p>142.279.834<text:s/></text:p>
          </table:table-cell>
          <table:table-cell office:value-type="float" office:value="3497913509.0599999" table:style-name="ce14">
            <text:p>3.497.913.509<text:s/></text:p>
          </table:table-cell>
          <table:table-cell office:value-type="float" office:value="100360209.56" table:style-name="ce14">
            <text:p>100.360.210<text:s/></text:p>
          </table:table-cell>
          <table:table-cell office:value-type="float" office:value="107158634.55" table:style-name="ce14">
            <text:p>107.158.635<text:s/></text:p>
          </table:table-cell>
          <table:table-cell office:value-type="float" office:value="35466507.439999998" table:style-name="ce14">
            <text:p>35.466.507<text:s/></text:p>
          </table:table-cell>
          <table:table-cell office:value-type="float" office:value="522853064.22000003" table:style-name="ce14">
            <text:p>522.853.064<text:s/></text:p>
          </table:table-cell>
          <table:table-cell office:value-type="float" office:value="56066583.829999998" table:style-name="ce14">
            <text:p>56.066.584<text:s/></text:p>
          </table:table-cell>
          <table:table-cell office:value-type="float" office:value="63066512.75" table:style-name="ce14">
            <text:p>63.066.513<text:s/></text:p>
          </table:table-cell>
          <table:table-cell office:value-type="float" office:value="82963996.569999993" table:style-name="ce14">
            <text:p>82.963.997<text:s/></text:p>
          </table:table-cell>
          <table:table-cell office:value-type="float" office:value="61931016.880000003" table:style-name="ce14">
            <text:p>61.931.017<text:s/></text:p>
          </table:table-cell>
          <table:table-cell office:value-type="float" office:value="146228481.78999999" table:style-name="ce14">
            <text:p>146.228.482<text:s/></text:p>
          </table:table-cell>
          <table:table-cell office:value-type="float" office:value="27751250" table:style-name="ce14">
            <text:p>27.751.250<text:s/></text:p>
          </table:table-cell>
          <table:table-cell office:value-type="float" office:value="562733915.47000003" table:style-name="ce14">
            <text:p>562.733.915<text:s/></text:p>
          </table:table-cell>
          <table:table-cell office:value-type="float" office:value="2028128247.3900001" table:style-name="ce14">
            <text:p>2.028.128.247<text:s/></text:p>
          </table:table-cell>
          <table:table-cell office:value-type="float" office:value="52034267.829999998" table:style-name="ce14">
            <text:p>52.034.268<text:s/></text:p>
          </table:table-cell>
          <table:table-cell office:value-type="float" office:value="21192061.039999999" table:style-name="ce14">
            <text:p>21.192.061<text:s/></text:p>
          </table:table-cell>
          <table:table-cell office:value-type="float" office:value="7979003.1299999999" table:style-name="ce14">
            <text:p>7.979.003<text:s/></text:p>
          </table:table-cell>
          <table:table-cell office:value-type="float" office:value="462603579.27999997" table:style-name="ce14">
            <text:p>462.603.579<text:s/></text:p>
          </table:table-cell>
          <table:table-cell office:value-type="float" office:value="226909281.63999999" table:style-name="ce14">
            <text:p>226.909.282<text:s/></text:p>
          </table:table-cell>
          <table:table-cell office:value-type="float" office:value="38577476.159999996" table:style-name="ce14">
            <text:p>38.577.476<text:s/></text:p>
          </table:table-cell>
          <table:table-cell office:value-type="float" office:value="5749603141.3599997" table:style-name="ce14">
            <text:p>5.749.603.141<text:s/></text:p>
          </table:table-cell>
          <table:table-cell office:value-type="float" office:value="11685398.949999999" table:style-name="ce14">
            <text:p>11.685.399<text:s/></text:p>
          </table:table-cell>
          <table:table-cell office:value-type="float" office:value="14296401449.670002" table:style-name="ce15">
            <text:p>14.296.401.45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8273850.4500000002" table:style-name="ce14">
            <text:p>8.273.850<text:s/></text:p>
          </table:table-cell>
          <table:table-cell office:value-type="float" office:value="29727324.600000001" table:style-name="ce14">
            <text:p>29.727.325<text:s/></text:p>
          </table:table-cell>
          <table:table-cell office:value-type="float" office:value="68341887.030000001" table:style-name="ce14">
            <text:p>68.341.887<text:s/></text:p>
          </table:table-cell>
          <table:table-cell office:value-type="float" office:value="5032519.41" table:style-name="ce14">
            <text:p>5.032.519<text:s/></text:p>
          </table:table-cell>
          <table:table-cell office:value-type="float" office:value="122652467.29000001" table:style-name="ce14">
            <text:p>122.652.467<text:s/></text:p>
          </table:table-cell>
          <table:table-cell office:value-type="float" office:value="111016068.43000001" table:style-name="ce14">
            <text:p>111.016.068<text:s/></text:p>
          </table:table-cell>
          <table:table-cell office:value-type="float" office:value="2770556411.1999998" table:style-name="ce14">
            <text:p>2.770.556.411<text:s/></text:p>
          </table:table-cell>
          <table:table-cell office:value-type="float" office:value="70695868.760000005" table:style-name="ce14">
            <text:p>70.695.869<text:s/></text:p>
          </table:table-cell>
          <table:table-cell office:value-type="float" office:value="86663393.200000003" table:style-name="ce14">
            <text:p>86.663.393<text:s/></text:p>
          </table:table-cell>
          <table:table-cell office:value-type="float" office:value="31818053.18" table:style-name="ce14">
            <text:p>31.818.053<text:s/></text:p>
          </table:table-cell>
          <table:table-cell office:value-type="float" office:value="391678310.19" table:style-name="ce14">
            <text:p>391.678.310<text:s/></text:p>
          </table:table-cell>
          <table:table-cell office:value-type="float" office:value="36441040.630000003" table:style-name="ce14">
            <text:p>36.441.041<text:s/></text:p>
          </table:table-cell>
          <table:table-cell office:value-type="float" office:value="52234545.200000003" table:style-name="ce14">
            <text:p>52.234.545<text:s/></text:p>
          </table:table-cell>
          <table:table-cell office:value-type="float" office:value="68834891.769999996" table:style-name="ce14">
            <text:p>68.834.892<text:s/></text:p>
          </table:table-cell>
          <table:table-cell office:value-type="float" office:value="58219174.880000003" table:style-name="ce14">
            <text:p>58.219.175<text:s/></text:p>
          </table:table-cell>
          <table:table-cell office:value-type="float" office:value="125400829.92" table:style-name="ce14">
            <text:p>125.400.830<text:s/></text:p>
          </table:table-cell>
          <table:table-cell office:value-type="float" office:value="25473690.309999999" table:style-name="ce14">
            <text:p>25.473.690<text:s/></text:p>
          </table:table-cell>
          <table:table-cell office:value-type="float" office:value="284630790.19" table:style-name="ce14">
            <text:p>284.630.790<text:s/></text:p>
          </table:table-cell>
          <table:table-cell office:value-type="float" office:value="1021186967.67" table:style-name="ce14">
            <text:p>1.021.186.968<text:s/></text:p>
          </table:table-cell>
          <table:table-cell office:value-type="float" office:value="47236701.899999999" table:style-name="ce14">
            <text:p>47.236.702<text:s/></text:p>
          </table:table-cell>
          <table:table-cell office:value-type="float" office:value="18390329.239999998" table:style-name="ce14">
            <text:p>18.390.329<text:s/></text:p>
          </table:table-cell>
          <table:table-cell office:value-type="float" office:value="7691103.2199999997" table:style-name="ce14">
            <text:p>7.691.103<text:s/></text:p>
          </table:table-cell>
          <table:table-cell office:value-type="float" office:value="332505799.79000002" table:style-name="ce14">
            <text:p>332.505.800<text:s/></text:p>
          </table:table-cell>
          <table:table-cell office:value-type="float" office:value="163729977.34" table:style-name="ce14">
            <text:p>163.729.977<text:s/></text:p>
          </table:table-cell>
          <table:table-cell office:value-type="float" office:value="27057091" table:style-name="ce14">
            <text:p>27.057.091<text:s/></text:p>
          </table:table-cell>
          <table:table-cell office:value-type="float" office:value="2314088721.54" table:style-name="ce14">
            <text:p>2.314.088.722<text:s/></text:p>
          </table:table-cell>
          <table:table-cell office:value-type="float" office:value="10387499.32" table:style-name="ce14">
            <text:p>10.387.499<text:s/></text:p>
          </table:table-cell>
          <table:table-cell office:value-type="float" office:value="8289965307.6599989" table:style-name="ce15">
            <text:p>8.289.965.30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632790.43999999994" table:style-name="ce14">
            <text:p>632.790<text:s/></text:p>
          </table:table-cell>
          <table:table-cell office:value-type="float" office:value="1071877.93" table:style-name="ce14">
            <text:p>1.071.878<text:s/></text:p>
          </table:table-cell>
          <table:table-cell office:value-type="float" office:value="3048401.01" table:style-name="ce14">
            <text:p>3.048.401<text:s/></text:p>
          </table:table-cell>
          <table:table-cell office:value-type="float" office:value="129722.15" table:style-name="ce14">
            <text:p>129.722<text:s/></text:p>
          </table:table-cell>
          <table:table-cell office:value-type="float" office:value="10221988.300000001" table:style-name="ce14">
            <text:p>10.221.988<text:s/></text:p>
          </table:table-cell>
          <table:table-cell office:value-type="float" office:value="12559513.68" table:style-name="ce14">
            <text:p>12.559.514<text:s/></text:p>
          </table:table-cell>
          <table:table-cell office:value-type="float" office:value="504725613.46999997" table:style-name="ce14">
            <text:p>504.725.613<text:s/></text:p>
          </table:table-cell>
          <table:table-cell office:value-type="float" office:value="10973578.939999999" table:style-name="ce14">
            <text:p>10.973.579<text:s/></text:p>
          </table:table-cell>
          <table:table-cell office:value-type="float" office:value="8598466.1999999993" table:style-name="ce14">
            <text:p>8.598.466<text:s/></text:p>
          </table:table-cell>
          <table:table-cell office:value-type="float" office:value="1242157.47" table:style-name="ce14">
            <text:p>1.242.157<text:s/></text:p>
          </table:table-cell>
          <table:table-cell office:value-type="float" office:value="49878195.359999999" table:style-name="ce14">
            <text:p>49.878.195<text:s/></text:p>
          </table:table-cell>
          <table:table-cell office:value-type="float" office:value="16229513.130000001" table:style-name="ce14">
            <text:p>16.229.513<text:s/></text:p>
          </table:table-cell>
          <table:table-cell office:value-type="float" office:value="6083295.4199999999" table:style-name="ce14">
            <text:p>6.083.295<text:s/></text:p>
          </table:table-cell>
          <table:table-cell office:value-type="float" office:value="8253732.4000000004" table:style-name="ce14">
            <text:p>8.253.732<text:s/></text:p>
          </table:table-cell>
          <table:table-cell office:value-type="float" office:value="1648602" table:style-name="ce14">
            <text:p>1.648.602<text:s/></text:p>
          </table:table-cell>
          <table:table-cell office:value-type="float" office:value="7176224.5499999998" table:style-name="ce14">
            <text:p>7.176.225<text:s/></text:p>
          </table:table-cell>
          <table:table-cell office:value-type="float" office:value="473544.3" table:style-name="ce14">
            <text:p>473.544<text:s/></text:p>
          </table:table-cell>
          <table:table-cell office:value-type="float" office:value="165565347.84" table:style-name="ce14">
            <text:p>165.565.348<text:s/></text:p>
          </table:table-cell>
          <table:table-cell office:value-type="float" office:value="545879845.13999999" table:style-name="ce14">
            <text:p>545.879.845<text:s/></text:p>
          </table:table-cell>
          <table:table-cell office:value-type="float" office:value="1605457.65" table:style-name="ce14">
            <text:p>1.605.458<text:s/></text:p>
          </table:table-cell>
          <table:table-cell office:value-type="float" office:value="1821718.35" table:style-name="ce14">
            <text:p>1.821.718<text:s/></text:p>
          </table:table-cell>
          <table:table-cell office:value-type="float" office:value="115494.39" table:style-name="ce14">
            <text:p>115.494<text:s/></text:p>
          </table:table-cell>
          <table:table-cell office:value-type="float" office:value="76392600.629999995" table:style-name="ce14">
            <text:p>76.392.601<text:s/></text:p>
          </table:table-cell>
          <table:table-cell office:value-type="float" office:value="36972750.109999999" table:style-name="ce14">
            <text:p>36.972.750<text:s/></text:p>
          </table:table-cell>
          <table:table-cell office:value-type="float" office:value="2125748.87" table:style-name="ce14">
            <text:p>2.125.749<text:s/></text:p>
          </table:table-cell>
          <table:table-cell office:value-type="float" office:value="2224079636.8099999" table:style-name="ce14">
            <text:p>2.224.079.637<text:s/></text:p>
          </table:table-cell>
          <table:table-cell office:value-type="float" office:value="413385.26" table:style-name="ce14">
            <text:p>413.385<text:s/></text:p>
          </table:table-cell>
          <table:table-cell office:value-type="float" office:value="3697919201.8000002" table:style-name="ce15">
            <text:p>3.697.919.20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2546.3200000000002" table:style-name="ce14">
            <text:p>2.546<text:s/></text:p>
          </table:table-cell>
          <table:table-cell office:value-type="float" office:value="249809.03" table:style-name="ce14">
            <text:p>249.809<text:s/></text:p>
          </table:table-cell>
          <table:table-cell office:value-type="float" office:value="12710156.58" table:style-name="ce14">
            <text:p>12.710.157<text:s/></text:p>
          </table:table-cell>
          <table:table-cell office:value-type="float" office:value="30214.92" table:style-name="ce14">
            <text:p>30.215<text:s/></text:p>
          </table:table-cell>
          <table:table-cell office:value-type="float" office:value="11753696.970000001" table:style-name="ce14">
            <text:p>11.753.697<text:s/></text:p>
          </table:table-cell>
          <table:table-cell office:value-type="float" office:value="10099353.09" table:style-name="ce14">
            <text:p>10.099.353<text:s/></text:p>
          </table:table-cell>
          <table:table-cell office:value-type="float" office:value="92040824.110000014" table:style-name="ce14">
            <text:p>92.040.824<text:s/></text:p>
          </table:table-cell>
          <table:table-cell office:value-type="float" office:value="12201571.220000001" table:style-name="ce14">
            <text:p>12.201.571<text:s/></text:p>
          </table:table-cell>
          <table:table-cell office:value-type="float" office:value="6146672.5700000003" table:style-name="ce14">
            <text:p>6.146.673<text:s/></text:p>
          </table:table-cell>
          <table:table-cell office:value-type="float" office:value="616129.89" table:style-name="ce14">
            <text:p>616.130<text:s/></text:p>
          </table:table-cell>
          <table:table-cell office:value-type="float" office:value="40955580.030000001" table:style-name="ce14">
            <text:p>40.955.580<text:s/></text:p>
          </table:table-cell>
          <table:table-cell office:value-type="float" office:value="1358111.73" table:style-name="ce14">
            <text:p>1.358.112<text:s/></text:p>
          </table:table-cell>
          <table:table-cell office:value-type="float" office:value="2190529.48" table:style-name="ce14">
            <text:p>2.190.529<text:s/></text:p>
          </table:table-cell>
          <table:table-cell office:value-type="float" office:value="2352008.9700000002" table:style-name="ce14">
            <text:p>2.352.009<text:s/></text:p>
          </table:table-cell>
          <table:table-cell office:value-type="float" office:value="468807.08" table:style-name="ce14">
            <text:p>468.807<text:s/></text:p>
          </table:table-cell>
          <table:table-cell office:value-type="float" office:value="6278705.7800000003" table:style-name="ce14">
            <text:p>6.278.706<text:s/></text:p>
          </table:table-cell>
          <table:table-cell office:value-type="float" office:value="444410.95" table:style-name="ce14">
            <text:p>444.411<text:s/></text:p>
          </table:table-cell>
          <table:table-cell office:value-type="float" office:value="90346837.650000006" table:style-name="ce14">
            <text:p>90.346.838<text:s/></text:p>
          </table:table-cell>
          <table:table-cell office:value-type="float" office:value="375823224.83999997" table:style-name="ce14">
            <text:p>375.823.225<text:s/></text:p>
          </table:table-cell>
          <table:table-cell office:value-type="float" office:value="1499943.76" table:style-name="ce14">
            <text:p>1.499.944<text:s/></text:p>
          </table:table-cell>
          <table:table-cell office:value-type="float" office:value="231124.64" table:style-name="ce14">
            <text:p>231.125<text:s/></text:p>
          </table:table-cell>
          <table:table-cell office:value-type="float" office:value="6640.02" table:style-name="ce14">
            <text:p>6.640<text:s/></text:p>
          </table:table-cell>
          <table:table-cell office:value-type="float" office:value="15764455.77" table:style-name="ce14">
            <text:p>15.764.456<text:s/></text:p>
          </table:table-cell>
          <table:table-cell office:value-type="float" office:value="10668292.890000001" table:style-name="ce14">
            <text:p>10.668.293<text:s/></text:p>
          </table:table-cell>
          <table:table-cell office:value-type="float" office:value="7669835.8700000001" table:style-name="ce14">
            <text:p>7.669.836<text:s/></text:p>
          </table:table-cell>
          <table:table-cell office:value-type="float" office:value="828477477.47000003" table:style-name="ce14">
            <text:p>828.477.477<text:s/></text:p>
          </table:table-cell>
          <table:table-cell office:value-type="float" office:value="171093.92" table:style-name="ce14">
            <text:p>171.094<text:s/></text:p>
          </table:table-cell>
          <table:table-cell office:value-type="float" office:value="1530558055.5500002" table:style-name="ce15">
            <text:p>1.530.558.05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390426.93" table:style-name="ce14">
            <text:p>390.427<text:s/></text:p>
          </table:table-cell>
          <table:table-cell office:value-type="float" office:value="1548244.6099999999" table:style-name="ce14">
            <text:p>1.548.245<text:s/></text:p>
          </table:table-cell>
          <table:table-cell office:value-type="float" office:value="4953359.42" table:style-name="ce14">
            <text:p>4.953.359<text:s/></text:p>
          </table:table-cell>
          <table:table-cell office:value-type="float" office:value="127866.52" table:style-name="ce14">
            <text:p>127.867<text:s/></text:p>
          </table:table-cell>
          <table:table-cell office:value-type="float" office:value="10016327.050000001" table:style-name="ce14">
            <text:p>10.016.327<text:s/></text:p>
          </table:table-cell>
          <table:table-cell office:value-type="float" office:value="8604898.6100000013" table:style-name="ce14">
            <text:p>8.604.899<text:s/></text:p>
          </table:table-cell>
          <table:table-cell office:value-type="float" office:value="130590660.28" table:style-name="ce14">
            <text:p>130.590.660<text:s/></text:p>
          </table:table-cell>
          <table:table-cell office:value-type="float" office:value="6489190.6400000006" table:style-name="ce14">
            <text:p>6.489.191<text:s/></text:p>
          </table:table-cell>
          <table:table-cell office:value-type="float" office:value="5750102.5800000001" table:style-name="ce14">
            <text:p>5.750.103<text:s/></text:p>
          </table:table-cell>
          <table:table-cell office:value-type="float" office:value="1790166.9" table:style-name="ce14">
            <text:p>1.790.167<text:s/></text:p>
          </table:table-cell>
          <table:table-cell office:value-type="float" office:value="40340978.640000001" table:style-name="ce14">
            <text:p>40.340.979<text:s/></text:p>
          </table:table-cell>
          <table:table-cell office:value-type="float" office:value="2037918.34" table:style-name="ce14">
            <text:p>2.037.918<text:s/></text:p>
          </table:table-cell>
          <table:table-cell office:value-type="float" office:value="2558142.65" table:style-name="ce14">
            <text:p>2.558.143<text:s/></text:p>
          </table:table-cell>
          <table:table-cell office:value-type="float" office:value="3523363.43" table:style-name="ce14">
            <text:p>3.523.363<text:s/></text:p>
          </table:table-cell>
          <table:table-cell office:value-type="float" office:value="1594432.92" table:style-name="ce14">
            <text:p>1.594.433<text:s/></text:p>
          </table:table-cell>
          <table:table-cell office:value-type="float" office:value="7372721.5399999991" table:style-name="ce14">
            <text:p>7.372.722<text:s/></text:p>
          </table:table-cell>
          <table:table-cell office:value-type="float" office:value="1359604.44" table:style-name="ce14">
            <text:p>1.359.604<text:s/></text:p>
          </table:table-cell>
          <table:table-cell office:value-type="float" office:value="22190939.790000003" table:style-name="ce14">
            <text:p>22.190.940<text:s/></text:p>
          </table:table-cell>
          <table:table-cell office:value-type="float" office:value="85238209.74000001" table:style-name="ce14">
            <text:p>85.238.210<text:s/></text:p>
          </table:table-cell>
          <table:table-cell office:value-type="float" office:value="1692164.52" table:style-name="ce14">
            <text:p>1.692.165<text:s/></text:p>
          </table:table-cell>
          <table:table-cell office:value-type="float" office:value="748888.81" table:style-name="ce14">
            <text:p>748.889<text:s/></text:p>
          </table:table-cell>
          <table:table-cell office:value-type="float" office:value="165765.5" table:style-name="ce14">
            <text:p>165.766<text:s/></text:p>
          </table:table-cell>
          <table:table-cell office:value-type="float" office:value="37940723.089999996" table:style-name="ce14">
            <text:p>37.940.723<text:s/></text:p>
          </table:table-cell>
          <table:table-cell office:value-type="float" office:value="15538261.300000001" table:style-name="ce14">
            <text:p>15.538.261<text:s/></text:p>
          </table:table-cell>
          <table:table-cell office:value-type="float" office:value="1724800.42" table:style-name="ce14">
            <text:p>1.724.800<text:s/></text:p>
          </table:table-cell>
          <table:table-cell office:value-type="float" office:value="382957305.53999996" table:style-name="ce14">
            <text:p>382.957.306<text:s/></text:p>
          </table:table-cell>
          <table:table-cell office:value-type="float" office:value="713420.45000000007" table:style-name="ce14">
            <text:p>713.420<text:s/></text:p>
          </table:table-cell>
          <table:table-cell office:value-type="float" office:value="777958884.65999997" table:style-name="ce15">
            <text:p>777.958.88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109111.65" table:style-name="ce14">
            <text:p>109.112<text:s/></text:p>
          </table:table-cell>
          <table:table-cell office:value-type="float" office:value="240721.72" table:style-name="ce14">
            <text:p>240.722<text:s/></text:p>
          </table:table-cell>
          <table:table-cell office:value-type="float" office:value="1717286.67" table:style-name="ce14">
            <text:p>1.717.287<text:s/></text:p>
          </table:table-cell>
          <table:table-cell office:value-type="float" office:value="78445.63" table:style-name="ce14">
            <text:p>78.446<text:s/></text:p>
          </table:table-cell>
          <table:table-cell office:value-type="float" office:value="2931443.8" table:style-name="ce14">
            <text:p>2.931.444<text:s/></text:p>
          </table:table-cell>
          <table:table-cell office:value-type="float" office:value="5871220.4400000004" table:style-name="ce14">
            <text:p>5.871.220<text:s/></text:p>
          </table:table-cell>
          <table:table-cell office:value-type="float" office:value="648333011.86000001" table:style-name="ce14">
            <text:p>648.333.012<text:s/></text:p>
          </table:table-cell>
          <table:table-cell office:value-type="float" office:value="9892332.8100000005" table:style-name="ce14">
            <text:p>9.892.333<text:s/></text:p>
          </table:table-cell>
          <table:table-cell office:value-type="float" office:value="3112140.58" table:style-name="ce14">
            <text:p>3.112.141<text:s/></text:p>
          </table:table-cell>
          <table:table-cell office:value-type="float" office:value="483002.17" table:style-name="ce14">
            <text:p>483.002<text:s/></text:p>
          </table:table-cell>
          <table:table-cell office:value-type="float" office:value="62512406.390000001" table:style-name="ce14">
            <text:p>62.512.406<text:s/></text:p>
          </table:table-cell>
          <table:table-cell office:value-type="float" office:value="1435541" table:style-name="ce14">
            <text:p>1.435.541<text:s/></text:p>
          </table:table-cell>
          <table:table-cell office:value-type="float" office:value="5501389.6500000004" table:style-name="ce14">
            <text:p>5.501.390<text:s/></text:p>
          </table:table-cell>
          <table:table-cell office:value-type="float" office:value="13134827.9" table:style-name="ce14">
            <text:p>13.134.828<text:s/></text:p>
          </table:table-cell>
          <table:table-cell office:value-type="float" office:value="559249.52" table:style-name="ce14">
            <text:p>559.250<text:s/></text:p>
          </table:table-cell>
          <table:table-cell office:value-type="float" office:value="9344156.0299999993" table:style-name="ce14">
            <text:p>9.344.156<text:s/></text:p>
          </table:table-cell>
          <table:table-cell office:value-type="float" office:value="109436.56" table:style-name="ce14">
            <text:p>109.437<text:s/></text:p>
          </table:table-cell>
          <table:table-cell office:value-type="float" office:value="129946790.31" table:style-name="ce14">
            <text:p>129.946.790<text:s/></text:p>
          </table:table-cell>
          <table:table-cell office:value-type="float" office:value="175496173.99000001" table:style-name="ce14">
            <text:p>175.496.174<text:s/></text:p>
          </table:table-cell>
          <table:table-cell office:value-type="float" office:value="739821.2" table:style-name="ce14">
            <text:p>739.821<text:s/></text:p>
          </table:table-cell>
          <table:table-cell office:value-type="float" office:value="1976255.71" table:style-name="ce14">
            <text:p>1.976.256<text:s/></text:p>
          </table:table-cell>
          <table:table-cell office:value-type="float" office:value="14552.66" table:style-name="ce14">
            <text:p>14.553<text:s/></text:p>
          </table:table-cell>
          <table:table-cell office:value-type="float" office:value="58239926.640000001" table:style-name="ce14">
            <text:p>58.239.927<text:s/></text:p>
          </table:table-cell>
          <table:table-cell office:value-type="float" office:value="10984814.640000001" table:style-name="ce14">
            <text:p>10.984.815<text:s/></text:p>
          </table:table-cell>
          <table:table-cell office:value-type="float" office:value="3597000.41" table:style-name="ce14">
            <text:p>3.597.000<text:s/></text:p>
          </table:table-cell>
          <table:table-cell office:value-type="float" office:value="1822171611.8199999" table:style-name="ce14">
            <text:p>1.822.171.612<text:s/></text:p>
          </table:table-cell>
          <table:table-cell office:value-type="float" office:value="131425.59" table:style-name="ce14">
            <text:p>131.426<text:s/></text:p>
          </table:table-cell>
          <table:table-cell office:value-type="float" office:value="2968664097.3500004" table:style-name="ce15">
            <text:p>2.968.664.09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47988.41" table:style-name="ce14">
            <text:p>47.988<text:s/></text:p>
          </table:table-cell>
          <table:table-cell office:value-type="float" office:value="168654.49" table:style-name="ce14">
            <text:p>168.654<text:s/></text:p>
          </table:table-cell>
          <table:table-cell office:value-type="float" office:value="96926.52" table:style-name="ce14">
            <text:p>96.927<text:s/></text:p>
          </table:table-cell>
          <table:table-cell office:value-type="float" office:value="23331.94" table:style-name="ce14">
            <text:p>23.332<text:s/></text:p>
          </table:table-cell>
          <table:table-cell office:value-type="float" office:value="3238350.73" table:style-name="ce14">
            <text:p>3.238.351<text:s/></text:p>
          </table:table-cell>
          <table:table-cell office:value-type="float" office:value="288623.32" table:style-name="ce14">
            <text:p>288.623<text:s/></text:p>
          </table:table-cell>
          <table:table-cell office:value-type="float" office:value="60587.96" table:style-name="ce14">
            <text:p>60.588<text:s/></text:p>
          </table:table-cell>
          <table:table-cell office:value-type="float" office:value="343163.83" table:style-name="ce14">
            <text:p>343.164<text:s/></text:p>
          </table:table-cell>
          <table:table-cell office:value-type="float" office:value="8738425.6500000004" table:style-name="ce14">
            <text:p>8.738.426<text:s/></text:p>
          </table:table-cell>
          <table:table-cell office:value-type="float" office:value="507545.22" table:style-name="ce14">
            <text:p>507.545<text:s/></text:p>
          </table:table-cell>
          <table:table-cell office:value-type="float" office:value="7100677.6900000004" table:style-name="ce14">
            <text:p>7.100.678<text:s/></text:p>
          </table:table-cell>
          <table:table-cell office:value-type="float" office:value="22508640.98" table:style-name="ce14">
            <text:p>22.508.641<text:s/></text:p>
          </table:table-cell>
          <table:table-cell office:value-type="float" office:value="14507331" table:style-name="ce14">
            <text:p>14.507.331<text:s/></text:p>
          </table:table-cell>
          <table:table-cell office:value-type="float" office:value="1780062.05" table:style-name="ce14">
            <text:p>1.780.062<text:s/></text:p>
          </table:table-cell>
          <table:table-cell office:value-type="float" office:value="232353.85" table:style-name="ce14">
            <text:p>232.354<text:s/></text:p>
          </table:table-cell>
          <table:table-cell office:value-type="float" office:value="507121.93" table:style-name="ce14">
            <text:p>507.122<text:s/></text:p>
          </table:table-cell>
          <table:table-cell office:value-type="float" office:value="1176159.73" table:style-name="ce14">
            <text:p>1.176.160<text:s/></text:p>
          </table:table-cell>
          <table:table-cell office:value-type="float" office:value="7170269.9500000002" table:style-name="ce14">
            <text:p>7.170.270<text:s/></text:p>
          </table:table-cell>
          <table:table-cell office:value-type="float" office:value="908661.49" table:style-name="ce14">
            <text:p>908.661<text:s/></text:p>
          </table:table-cell>
          <table:table-cell office:value-type="float" office:value="261135.12" table:style-name="ce14">
            <text:p>261.135<text:s/></text:p>
          </table:table-cell>
          <table:table-cell office:value-type="float" office:value="319365.42" table:style-name="ce14">
            <text:p>319.365<text:s/></text:p>
          </table:table-cell>
          <table:table-cell office:value-type="float" office:value="54571.32" table:style-name="ce14">
            <text:p>54.571<text:s/></text:p>
          </table:table-cell>
          <table:table-cell office:value-type="float" office:value="8394062.1699999999" table:style-name="ce14">
            <text:p>8.394.062<text:s/></text:p>
          </table:table-cell>
          <table:table-cell office:value-type="float" office:value="932603.84" table:style-name="ce14">
            <text:p>932.604<text:s/></text:p>
          </table:table-cell>
          <table:table-cell office:value-type="float" office:value="199522.64" table:style-name="ce14">
            <text:p>199.523<text:s/></text:p>
          </table:table-cell>
          <table:table-cell office:value-type="float" office:value="14990685.9" table:style-name="ce14">
            <text:p>14.990.686<text:s/></text:p>
          </table:table-cell>
          <table:table-cell office:value-type="float" office:value="818147.85" table:style-name="ce14">
            <text:p>818.148<text:s/></text:p>
          </table:table-cell>
          <table:table-cell office:value-type="float" office:value="95374971" table:style-name="ce15">
            <text:p>95.374.97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7985259.04" table:style-name="ce14">
            <text:p>7.985.259<text:s/></text:p>
          </table:table-cell>
          <table:table-cell office:value-type="float" office:value="29830018.27" table:style-name="ce14">
            <text:p>29.830.018<text:s/></text:p>
          </table:table-cell>
          <table:table-cell office:value-type="float" office:value="326465048.69999999" table:style-name="ce14">
            <text:p>326.465.049<text:s/></text:p>
          </table:table-cell>
          <table:table-cell office:value-type="float" office:value="6416835.0599999996" table:style-name="ce14">
            <text:p>6.416.835<text:s/></text:p>
          </table:table-cell>
          <table:table-cell office:value-type="float" office:value="380991980.13" table:style-name="ce14">
            <text:p>380.991.980<text:s/></text:p>
          </table:table-cell>
          <table:table-cell office:value-type="float" office:value="258646465.41999999" table:style-name="ce14">
            <text:p>258.646.465<text:s/></text:p>
          </table:table-cell>
          <table:table-cell office:value-type="float" office:value="775449228.07000005" table:style-name="ce14">
            <text:p>775.449.228<text:s/></text:p>
          </table:table-cell>
          <table:table-cell office:value-type="float" office:value="323948199.50999999" table:style-name="ce14">
            <text:p>323.948.200<text:s/></text:p>
          </table:table-cell>
          <table:table-cell office:value-type="float" office:value="233518072.38999999" table:style-name="ce14">
            <text:p>233.518.072<text:s/></text:p>
          </table:table-cell>
          <table:table-cell office:value-type="float" office:value="96243988.890000001" table:style-name="ce14">
            <text:p>96.243.989<text:s/></text:p>
          </table:table-cell>
          <table:table-cell office:value-type="float" office:value="817590846.26999998" table:style-name="ce14">
            <text:p>817.590.846<text:s/></text:p>
          </table:table-cell>
          <table:table-cell office:value-type="float" office:value="71727940.519999996" table:style-name="ce14">
            <text:p>71.727.941<text:s/></text:p>
          </table:table-cell>
          <table:table-cell office:value-type="float" office:value="104607935.33" table:style-name="ce14">
            <text:p>104.607.935<text:s/></text:p>
          </table:table-cell>
          <table:table-cell office:value-type="float" office:value="103463912.16" table:style-name="ce14">
            <text:p>103.463.912<text:s/></text:p>
          </table:table-cell>
          <table:table-cell office:value-type="float" office:value="60038161.009999998" table:style-name="ce14">
            <text:p>60.038.161<text:s/></text:p>
          </table:table-cell>
          <table:table-cell office:value-type="float" office:value="319203728.31999999" table:style-name="ce14">
            <text:p>319.203.728<text:s/></text:p>
          </table:table-cell>
          <table:table-cell office:value-type="float" office:value="29118168.649999999" table:style-name="ce14">
            <text:p>29.118.169<text:s/></text:p>
          </table:table-cell>
          <table:table-cell office:value-type="float" office:value="941152044.52999997" table:style-name="ce14">
            <text:p>941.152.045<text:s/></text:p>
          </table:table-cell>
          <table:table-cell office:value-type="float" office:value="3549256997.5" table:style-name="ce14">
            <text:p>3.549.256.998<text:s/></text:p>
          </table:table-cell>
          <table:table-cell office:value-type="float" office:value="54985524.939999998" table:style-name="ce14">
            <text:p>54.985.525<text:s/></text:p>
          </table:table-cell>
          <table:table-cell office:value-type="float" office:value="32327998.850000001" table:style-name="ce14">
            <text:p>32.327.999<text:s/></text:p>
          </table:table-cell>
          <table:table-cell office:value-type="float" office:value="7346546.1900000004" table:style-name="ce14">
            <text:p>7.346.546<text:s/></text:p>
          </table:table-cell>
          <table:table-cell office:value-type="float" office:value="757858914.24000001" table:style-name="ce14">
            <text:p>757.858.914<text:s/></text:p>
          </table:table-cell>
          <table:table-cell office:value-type="float" office:value="801760047.38" table:style-name="ce14">
            <text:p>801.760.047<text:s/></text:p>
          </table:table-cell>
          <table:table-cell office:value-type="float" office:value="39914530.600000001" table:style-name="ce14">
            <text:p>39.914.531<text:s/></text:p>
          </table:table-cell>
          <table:table-cell office:value-type="float" office:value="7046344881.54" table:style-name="ce14">
            <text:p>7.046.344.882<text:s/></text:p>
          </table:table-cell>
          <table:table-cell office:value-type="float" office:value="24070553.550000001" table:style-name="ce14">
            <text:p>24.070.554<text:s/></text:p>
          </table:table-cell>
          <table:table-cell office:value-type="float" office:value="17200263827.059998" table:style-name="ce15">
            <text:p>17.200.263.82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315.51" table:style-name="ce14">
            <text:p>316<text:s/></text:p>
          </table:table-cell>
          <table:table-cell office:value-type="float" office:value="89797.22" table:style-name="ce14">
            <text:p>89.797<text:s/></text:p>
          </table:table-cell>
          <table:table-cell office:value-type="float" office:value="146029.72" table:style-name="ce14">
            <text:p>146.030<text:s/></text:p>
          </table:table-cell>
          <table:table-cell office:value-type="float" office:value="25027.72" table:style-name="ce14">
            <text:p>25.028<text:s/></text:p>
          </table:table-cell>
          <table:table-cell office:value-type="float" office:value="1408830.22" table:style-name="ce14">
            <text:p>1.408.830<text:s/></text:p>
          </table:table-cell>
          <table:table-cell office:value-type="float" office:value="5910258.5700000003" table:style-name="ce14">
            <text:p>5.910.259<text:s/></text:p>
          </table:table-cell>
          <table:table-cell office:value-type="float" office:value="379456008.44999999" table:style-name="ce14">
            <text:p>379.456.008<text:s/></text:p>
          </table:table-cell>
          <table:table-cell office:value-type="float" office:value="5864388.4800000004" table:style-name="ce14">
            <text:p>5.864.388<text:s/></text:p>
          </table:table-cell>
          <table:table-cell office:value-type="float" office:value="570492.31999999995" table:style-name="ce14">
            <text:p>570.492<text:s/></text:p>
          </table:table-cell>
          <table:table-cell office:value-type="float" office:value="38693.15" table:style-name="ce14">
            <text:p>38.693<text:s/></text:p>
          </table:table-cell>
          <table:table-cell office:value-type="float" office:value="19802023.77" table:style-name="ce14">
            <text:p>19.802.024<text:s/></text:p>
          </table:table-cell>
          <table:table-cell office:value-type="float" office:value="19038.21" table:style-name="ce14">
            <text:p>19.038<text:s/></text:p>
          </table:table-cell>
          <table:table-cell office:value-type="float" office:value="131275.46" table:style-name="ce14">
            <text:p>131.275<text:s/></text:p>
          </table:table-cell>
          <table:table-cell office:value-type="float" office:value="9516810.9700000007" table:style-name="ce14">
            <text:p>9.516.811<text:s/></text:p>
          </table:table-cell>
          <table:table-cell office:value-type="float" office:value="43471.89" table:style-name="ce14">
            <text:p>43.472<text:s/></text:p>
          </table:table-cell>
          <table:table-cell office:value-type="float" office:value="8281664.9500000002" table:style-name="ce14">
            <text:p>8.281.665<text:s/></text:p>
          </table:table-cell>
          <table:table-cell office:value-type="float" office:value="35230.58" table:style-name="ce14">
            <text:p>35.231<text:s/></text:p>
          </table:table-cell>
          <table:table-cell office:value-type="float" office:value="52187666.359999999" table:style-name="ce14">
            <text:p>52.187.666<text:s/></text:p>
          </table:table-cell>
          <table:table-cell office:value-type="float" office:value="196682210.25999999" table:style-name="ce14">
            <text:p>196.682.210<text:s/></text:p>
          </table:table-cell>
          <table:table-cell office:value-type="float" office:value="79712.25" table:style-name="ce14">
            <text:p>79.712<text:s/></text:p>
          </table:table-cell>
          <table:table-cell office:value-type="float" office:value="23409.99" table:style-name="ce14">
            <text:p>23.410<text:s/></text:p>
          </table:table-cell>
          <table:table-cell office:value-type="float" office:value="9473.9599999999991" table:style-name="ce14">
            <text:p>9.474<text:s/></text:p>
          </table:table-cell>
          <table:table-cell office:value-type="float" office:value="34554578.280000001" table:style-name="ce14">
            <text:p>34.554.578<text:s/></text:p>
          </table:table-cell>
          <table:table-cell office:value-type="float" office:value="980944.75" table:style-name="ce14">
            <text:p>980.945<text:s/></text:p>
          </table:table-cell>
          <table:table-cell office:value-type="float" office:value="1559698.61" table:style-name="ce14">
            <text:p>1.559.699<text:s/></text:p>
          </table:table-cell>
          <table:table-cell office:value-type="float" office:value="1006953631.63" table:style-name="ce14">
            <text:p>1.006.953.632<text:s/></text:p>
          </table:table-cell>
          <table:table-cell office:value-type="float" office:value="6563.01" table:style-name="ce14">
            <text:p>6.563<text:s/></text:p>
          </table:table-cell>
          <table:table-cell office:value-type="float" office:value="1724377246.29" table:style-name="ce15">
            <text:p>1.724.377.24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7984943.5300000003" table:style-name="ce14">
            <text:p>7.984.944<text:s/></text:p>
          </table:table-cell>
          <table:table-cell office:value-type="float" office:value="29740221.050000001" table:style-name="ce14">
            <text:p>29.740.221<text:s/></text:p>
          </table:table-cell>
          <table:table-cell office:value-type="float" office:value="326319018.98000008" table:style-name="ce14">
            <text:p>326.319.019<text:s/></text:p>
          </table:table-cell>
          <table:table-cell office:value-type="float" office:value="6391807.3399999999" table:style-name="ce14">
            <text:p>6.391.807<text:s/></text:p>
          </table:table-cell>
          <table:table-cell office:value-type="float" office:value="379583149.90999997" table:style-name="ce14">
            <text:p>379.583.150<text:s/></text:p>
          </table:table-cell>
          <table:table-cell office:value-type="float" office:value="252736206.84999999" table:style-name="ce14">
            <text:p>252.736.207<text:s/></text:p>
          </table:table-cell>
          <table:table-cell office:value-type="float" office:value="395993219.62000006" table:style-name="ce14">
            <text:p>395.993.220<text:s/></text:p>
          </table:table-cell>
          <table:table-cell office:value-type="float" office:value="318083811.03000003" table:style-name="ce14">
            <text:p>318.083.811<text:s/></text:p>
          </table:table-cell>
          <table:table-cell office:value-type="float" office:value="232947580.06999996" table:style-name="ce14">
            <text:p>232.947.580<text:s/></text:p>
          </table:table-cell>
          <table:table-cell office:value-type="float" office:value="96205295.739999995" table:style-name="ce14">
            <text:p>96.205.296<text:s/></text:p>
          </table:table-cell>
          <table:table-cell office:value-type="float" office:value="797788822.5" table:style-name="ce14">
            <text:p>797.788.823<text:s/></text:p>
          </table:table-cell>
          <table:table-cell office:value-type="float" office:value="71708902.310000002" table:style-name="ce14">
            <text:p>71.708.902<text:s/></text:p>
          </table:table-cell>
          <table:table-cell office:value-type="float" office:value="104476659.86999999" table:style-name="ce14">
            <text:p>104.476.660<text:s/></text:p>
          </table:table-cell>
          <table:table-cell office:value-type="float" office:value="93947101.189999998" table:style-name="ce14">
            <text:p>93.947.101<text:s/></text:p>
          </table:table-cell>
          <table:table-cell office:value-type="float" office:value="59994689.119999997" table:style-name="ce14">
            <text:p>59.994.689<text:s/></text:p>
          </table:table-cell>
          <table:table-cell office:value-type="float" office:value="310922063.37" table:style-name="ce14">
            <text:p>310.922.063<text:s/></text:p>
          </table:table-cell>
          <table:table-cell office:value-type="float" office:value="29082938.069999997" table:style-name="ce14">
            <text:p>29.082.938<text:s/></text:p>
          </table:table-cell>
          <table:table-cell office:value-type="float" office:value="888964378.16999996" table:style-name="ce14">
            <text:p>888.964.378<text:s/></text:p>
          </table:table-cell>
          <table:table-cell office:value-type="float" office:value="3352574787.2400002" table:style-name="ce14">
            <text:p>3.352.574.787<text:s/></text:p>
          </table:table-cell>
          <table:table-cell office:value-type="float" office:value="54905812.689999998" table:style-name="ce14">
            <text:p>54.905.813<text:s/></text:p>
          </table:table-cell>
          <table:table-cell office:value-type="float" office:value="32304588.860000003" table:style-name="ce14">
            <text:p>32.304.589<text:s/></text:p>
          </table:table-cell>
          <table:table-cell office:value-type="float" office:value="7337072.2299999995" table:style-name="ce14">
            <text:p>7.337.072<text:s/></text:p>
          </table:table-cell>
          <table:table-cell office:value-type="float" office:value="723304335.96000016" table:style-name="ce14">
            <text:p>723.304.336<text:s/></text:p>
          </table:table-cell>
          <table:table-cell office:value-type="float" office:value="800779102.63" table:style-name="ce14">
            <text:p>800.779.103<text:s/></text:p>
          </table:table-cell>
          <table:table-cell office:value-type="float" office:value="38354831.990000002" table:style-name="ce14">
            <text:p>38.354.832<text:s/></text:p>
          </table:table-cell>
          <table:table-cell office:value-type="float" office:value="6039391249.9099998" table:style-name="ce14">
            <text:p>6.039.391.250<text:s/></text:p>
          </table:table-cell>
          <table:table-cell office:value-type="float" office:value="24063990.539999999" table:style-name="ce14">
            <text:p>24.063.991<text:s/></text:p>
          </table:table-cell>
          <table:table-cell office:value-type="float" office:value="15475886580.769999" table:style-name="ce15">
            <text:p>15.475.886.58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3030993.79" table:style-name="ce14">
            <text:p>3.030.994<text:s/></text:p>
          </table:table-cell>
          <table:table-cell office:value-type="float" office:value="15288811.73" table:style-name="ce14">
            <text:p>15.288.812<text:s/></text:p>
          </table:table-cell>
          <table:table-cell office:value-type="float" office:value="79353542.079999998" table:style-name="ce14">
            <text:p>79.353.542<text:s/></text:p>
          </table:table-cell>
          <table:table-cell office:value-type="float" office:value="3059217.64" table:style-name="ce14">
            <text:p>3.059.218<text:s/></text:p>
          </table:table-cell>
          <table:table-cell office:value-type="float" office:value="119572955.55" table:style-name="ce14">
            <text:p>119.572.956<text:s/></text:p>
          </table:table-cell>
          <table:table-cell office:value-type="float" office:value="74583409.140000001" table:style-name="ce14">
            <text:p>74.583.409<text:s/></text:p>
          </table:table-cell>
          <table:table-cell office:value-type="float" office:value="277103481.34999996" table:style-name="ce14">
            <text:p>277.103.481<text:s/></text:p>
          </table:table-cell>
          <table:table-cell office:value-type="float" office:value="85715248.599999994" table:style-name="ce14">
            <text:p>85.715.249<text:s/></text:p>
          </table:table-cell>
          <table:table-cell office:value-type="float" office:value="73773851.099999994" table:style-name="ce14">
            <text:p>73.773.851<text:s/></text:p>
          </table:table-cell>
          <table:table-cell office:value-type="float" office:value="32418632.899999999" table:style-name="ce14">
            <text:p>32.418.633<text:s/></text:p>
          </table:table-cell>
          <table:table-cell office:value-type="float" office:value="243401631.28" table:style-name="ce14">
            <text:p>243.401.631<text:s/></text:p>
          </table:table-cell>
          <table:table-cell office:value-type="float" office:value="25655571.780000001" table:style-name="ce14">
            <text:p>25.655.572<text:s/></text:p>
          </table:table-cell>
          <table:table-cell office:value-type="float" office:value="38808868.560000002" table:style-name="ce14">
            <text:p>38.808.869<text:s/></text:p>
          </table:table-cell>
          <table:table-cell office:value-type="float" office:value="38816700.609999999" table:style-name="ce14">
            <text:p>38.816.701<text:s/></text:p>
          </table:table-cell>
          <table:table-cell office:value-type="float" office:value="20142868.879999999" table:style-name="ce14">
            <text:p>20.142.869<text:s/></text:p>
          </table:table-cell>
          <table:table-cell office:value-type="float" office:value="88817984.370000005" table:style-name="ce14">
            <text:p>88.817.984<text:s/></text:p>
          </table:table-cell>
          <table:table-cell office:value-type="float" office:value="13818423.050000001" table:style-name="ce14">
            <text:p>13.818.423<text:s/></text:p>
          </table:table-cell>
          <table:table-cell office:value-type="float" office:value="248211741.55000001" table:style-name="ce14">
            <text:p>248.211.742<text:s/></text:p>
          </table:table-cell>
          <table:table-cell office:value-type="float" office:value="842105601.25999999" table:style-name="ce14">
            <text:p>842.105.601<text:s/></text:p>
          </table:table-cell>
          <table:table-cell office:value-type="float" office:value="20262843.559999999" table:style-name="ce14">
            <text:p>20.262.844<text:s/></text:p>
          </table:table-cell>
          <table:table-cell office:value-type="float" office:value="12329134.189999999" table:style-name="ce14">
            <text:p>12.329.134<text:s/></text:p>
          </table:table-cell>
          <table:table-cell office:value-type="float" office:value="2301553.9" table:style-name="ce14">
            <text:p>2.301.554<text:s/></text:p>
          </table:table-cell>
          <table:table-cell office:value-type="float" office:value="216080474.53999999" table:style-name="ce14">
            <text:p>216.080.475<text:s/></text:p>
          </table:table-cell>
          <table:table-cell office:value-type="float" office:value="194584477.31" table:style-name="ce14">
            <text:p>194.584.477<text:s/></text:p>
          </table:table-cell>
          <table:table-cell office:value-type="float" office:value="13964726.51" table:style-name="ce14">
            <text:p>13.964.727<text:s/></text:p>
          </table:table-cell>
          <table:table-cell office:value-type="float" office:value="1764824882.3900001" table:style-name="ce14">
            <text:p>1.764.824.882<text:s/></text:p>
          </table:table-cell>
          <table:table-cell office:value-type="float" office:value="10479152.390000001" table:style-name="ce14">
            <text:p>10.479.152<text:s/></text:p>
          </table:table-cell>
          <table:table-cell office:value-type="float" office:value="4558506780.0100012" table:style-name="ce15">
            <text:p>4.558.506.78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54.28" table:style-name="ce14">
            <text:p>54<text:s/></text:p>
          </table:table-cell>
          <table:table-cell office:value-type="float" office:value="14931.29" table:style-name="ce14">
            <text:p>14.931<text:s/></text:p>
          </table:table-cell>
          <table:table-cell office:value-type="float" office:value="23673.93" table:style-name="ce14">
            <text:p>23.674<text:s/></text:p>
          </table:table-cell>
          <table:table-cell office:value-type="float" office:value="3995.29" table:style-name="ce14">
            <text:p>3.995<text:s/></text:p>
          </table:table-cell>
          <table:table-cell office:value-type="float" office:value="227744.78" table:style-name="ce14">
            <text:p>227.745<text:s/></text:p>
          </table:table-cell>
          <table:table-cell office:value-type="float" office:value="2725344.06" table:style-name="ce14">
            <text:p>2.725.344<text:s/></text:p>
          </table:table-cell>
          <table:table-cell office:value-type="float" office:value="25208902.23" table:style-name="ce14">
            <text:p>25.208.902<text:s/></text:p>
          </table:table-cell>
          <table:table-cell office:value-type="float" office:value="978177.91" table:style-name="ce14">
            <text:p>978.178<text:s/></text:p>
          </table:table-cell>
          <table:table-cell office:value-type="float" office:value="79316.69" table:style-name="ce14">
            <text:p>79.317<text:s/></text:p>
          </table:table-cell>
          <table:table-cell office:value-type="float" office:value="6115.26" table:style-name="ce14">
            <text:p>6.115<text:s/></text:p>
          </table:table-cell>
          <table:table-cell office:value-type="float" office:value="3177202.61" table:style-name="ce14">
            <text:p>3.177.203<text:s/></text:p>
          </table:table-cell>
          <table:table-cell office:value-type="float" office:value="2845.7" table:style-name="ce14">
            <text:p>2.846<text:s/></text:p>
          </table:table-cell>
          <table:table-cell office:value-type="float" office:value="20775.38" table:style-name="ce14">
            <text:p>20.775<text:s/></text:p>
          </table:table-cell>
          <table:table-cell office:value-type="float" office:value="1644093.67" table:style-name="ce14">
            <text:p>1.644.094<text:s/></text:p>
          </table:table-cell>
          <table:table-cell office:value-type="float" office:value="7202.78" table:style-name="ce14">
            <text:p>7.203<text:s/></text:p>
          </table:table-cell>
          <table:table-cell office:value-type="float" office:value="1346729.37" table:style-name="ce14">
            <text:p>1.346.729<text:s/></text:p>
          </table:table-cell>
          <table:table-cell office:value-type="float" office:value="5717.65" table:style-name="ce14">
            <text:p>5.718<text:s/></text:p>
          </table:table-cell>
          <table:table-cell office:value-type="float" office:value="8557275.0099999998" table:style-name="ce14">
            <text:p>8.557.275<text:s/></text:p>
          </table:table-cell>
          <table:table-cell office:value-type="float" office:value="31414899.440000001" table:style-name="ce14">
            <text:p>31.414.899<text:s/></text:p>
          </table:table-cell>
          <table:table-cell office:value-type="float" office:value="12768.65" table:style-name="ce14">
            <text:p>12.769<text:s/></text:p>
          </table:table-cell>
          <table:table-cell office:value-type="float" office:value="3726.21" table:style-name="ce14">
            <text:p>3.726<text:s/></text:p>
          </table:table-cell>
          <table:table-cell office:value-type="float" office:value="1465.94" table:style-name="ce14">
            <text:p>1.466<text:s/></text:p>
          </table:table-cell>
          <table:table-cell office:value-type="float" office:value="5885198.9900000002" table:style-name="ce14">
            <text:p>5.885.199<text:s/></text:p>
          </table:table-cell>
          <table:table-cell office:value-type="float" office:value="518785.02" table:style-name="ce14">
            <text:p>518.785<text:s/></text:p>
          </table:table-cell>
          <table:table-cell office:value-type="float" office:value="66408.800000000003" table:style-name="ce14">
            <text:p>66.409<text:s/></text:p>
          </table:table-cell>
          <table:table-cell office:value-type="float" office:value="160568234.86000001" table:style-name="ce14">
            <text:p>160.568.235<text:s/></text:p>
          </table:table-cell>
          <table:table-cell office:value-type="float" office:value="995.87" table:style-name="ce14">
            <text:p>996<text:s/></text:p>
          </table:table-cell>
          <table:table-cell office:value-type="float" office:value="242502581.67000002" table:style-name="ce15">
            <text:p>242.502.58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3030939.5100000002" table:style-name="ce14">
            <text:p>3.030.940<text:s/></text:p>
          </table:table-cell>
          <table:table-cell office:value-type="float" office:value="15273880.439999998" table:style-name="ce14">
            <text:p>15.273.880<text:s/></text:p>
          </table:table-cell>
          <table:table-cell office:value-type="float" office:value="79329868.150000006" table:style-name="ce14">
            <text:p>79.329.868<text:s/></text:p>
          </table:table-cell>
          <table:table-cell office:value-type="float" office:value="3055222.3499999996" table:style-name="ce14">
            <text:p>3.055.222<text:s/></text:p>
          </table:table-cell>
          <table:table-cell office:value-type="float" office:value="119345210.77" table:style-name="ce14">
            <text:p>119.345.211<text:s/></text:p>
          </table:table-cell>
          <table:table-cell office:value-type="float" office:value="71858065.079999998" table:style-name="ce14">
            <text:p>71.858.065<text:s/></text:p>
          </table:table-cell>
          <table:table-cell office:value-type="float" office:value="251894579.11999997" table:style-name="ce14">
            <text:p>251.894.579<text:s/></text:p>
          </table:table-cell>
          <table:table-cell office:value-type="float" office:value="84737070.689999998" table:style-name="ce14">
            <text:p>84.737.071<text:s/></text:p>
          </table:table-cell>
          <table:table-cell office:value-type="float" office:value="73694534.409999996" table:style-name="ce14">
            <text:p>73.694.534<text:s/></text:p>
          </table:table-cell>
          <table:table-cell office:value-type="float" office:value="32412517.639999997" table:style-name="ce14">
            <text:p>32.412.518<text:s/></text:p>
          </table:table-cell>
          <table:table-cell office:value-type="float" office:value="240224428.66999996" table:style-name="ce14">
            <text:p>240.224.429<text:s/></text:p>
          </table:table-cell>
          <table:table-cell office:value-type="float" office:value="25652726.080000002" table:style-name="ce14">
            <text:p>25.652.726<text:s/></text:p>
          </table:table-cell>
          <table:table-cell office:value-type="float" office:value="38788093.18" table:style-name="ce14">
            <text:p>38.788.093<text:s/></text:p>
          </table:table-cell>
          <table:table-cell office:value-type="float" office:value="37172606.939999998" table:style-name="ce14">
            <text:p>37.172.607<text:s/></text:p>
          </table:table-cell>
          <table:table-cell office:value-type="float" office:value="20135666.100000001" table:style-name="ce14">
            <text:p>20.135.666<text:s/></text:p>
          </table:table-cell>
          <table:table-cell office:value-type="float" office:value="87471255" table:style-name="ce14">
            <text:p>87.471.255<text:s/></text:p>
          </table:table-cell>
          <table:table-cell office:value-type="float" office:value="13812705.4" table:style-name="ce14">
            <text:p>13.812.705<text:s/></text:p>
          </table:table-cell>
          <table:table-cell office:value-type="float" office:value="239654466.53999999" table:style-name="ce14">
            <text:p>239.654.467<text:s/></text:p>
          </table:table-cell>
          <table:table-cell office:value-type="float" office:value="810690701.82000017" table:style-name="ce14">
            <text:p>810.690.702<text:s/></text:p>
          </table:table-cell>
          <table:table-cell office:value-type="float" office:value="20250074.910000004" table:style-name="ce14">
            <text:p>20.250.075<text:s/></text:p>
          </table:table-cell>
          <table:table-cell office:value-type="float" office:value="12325407.98" table:style-name="ce14">
            <text:p>12.325.408<text:s/></text:p>
          </table:table-cell>
          <table:table-cell office:value-type="float" office:value="2300087.96" table:style-name="ce14">
            <text:p>2.300.088<text:s/></text:p>
          </table:table-cell>
          <table:table-cell office:value-type="float" office:value="210195275.55000001" table:style-name="ce14">
            <text:p>210.195.276<text:s/></text:p>
          </table:table-cell>
          <table:table-cell office:value-type="float" office:value="194065692.29000002" table:style-name="ce14">
            <text:p>194.065.692<text:s/></text:p>
          </table:table-cell>
          <table:table-cell office:value-type="float" office:value="13898317.710000001" table:style-name="ce14">
            <text:p>13.898.318<text:s/></text:p>
          </table:table-cell>
          <table:table-cell office:value-type="float" office:value="1604256647.5299997" table:style-name="ce14">
            <text:p>1.604.256.648<text:s/></text:p>
          </table:table-cell>
          <table:table-cell office:value-type="float" office:value="10478156.52" table:style-name="ce14">
            <text:p>10.478.157<text:s/></text:p>
          </table:table-cell>
          <table:table-cell office:value-type="float" office:value="4316004198.3400002" table:style-name="ce15">
            <text:p>4.316.004.19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3429201.09" table:style-name="ce14">
            <text:p>3.429.201<text:s/></text:p>
          </table:table-cell>
          <table:table-cell office:value-type="float" office:value="10619797.92" table:style-name="ce14">
            <text:p>10.619.798<text:s/></text:p>
          </table:table-cell>
          <table:table-cell office:value-type="float" office:value="87396027.989999995" table:style-name="ce14">
            <text:p>87.396.028<text:s/></text:p>
          </table:table-cell>
          <table:table-cell office:value-type="float" office:value="1963555.26" table:style-name="ce14">
            <text:p>1.963.555<text:s/></text:p>
          </table:table-cell>
          <table:table-cell office:value-type="float" office:value="75053710.030000001" table:style-name="ce14">
            <text:p>75.053.710<text:s/></text:p>
          </table:table-cell>
          <table:table-cell office:value-type="float" office:value="67153115.310000002" table:style-name="ce14">
            <text:p>67.153.115<text:s/></text:p>
          </table:table-cell>
          <table:table-cell office:value-type="float" office:value="158120212.40000001" table:style-name="ce14">
            <text:p>158.120.212<text:s/></text:p>
          </table:table-cell>
          <table:table-cell office:value-type="float" office:value="48237254.93" table:style-name="ce14">
            <text:p>48.237.255<text:s/></text:p>
          </table:table-cell>
          <table:table-cell office:value-type="float" office:value="50373742.18" table:style-name="ce14">
            <text:p>50.373.742<text:s/></text:p>
          </table:table-cell>
          <table:table-cell office:value-type="float" office:value="19853340.460000001" table:style-name="ce14">
            <text:p>19.853.340<text:s/></text:p>
          </table:table-cell>
          <table:table-cell office:value-type="float" office:value="219500526.59" table:style-name="ce14">
            <text:p>219.500.527<text:s/></text:p>
          </table:table-cell>
          <table:table-cell office:value-type="float" office:value="21804801.02" table:style-name="ce14">
            <text:p>21.804.801<text:s/></text:p>
          </table:table-cell>
          <table:table-cell office:value-type="float" office:value="29161536.66" table:style-name="ce14">
            <text:p>29.161.537<text:s/></text:p>
          </table:table-cell>
          <table:table-cell office:value-type="float" office:value="51124153.990000002" table:style-name="ce14">
            <text:p>51.124.154<text:s/></text:p>
          </table:table-cell>
          <table:table-cell office:value-type="float" office:value="17224265.539999999" table:style-name="ce14">
            <text:p>17.224.266<text:s/></text:p>
          </table:table-cell>
          <table:table-cell office:value-type="float" office:value="63996099.009999998" table:style-name="ce14">
            <text:p>63.996.099<text:s/></text:p>
          </table:table-cell>
          <table:table-cell office:value-type="float" office:value="12504899.68" table:style-name="ce14">
            <text:p>12.504.900<text:s/></text:p>
          </table:table-cell>
          <table:table-cell office:value-type="float" office:value="177699180.22999999" table:style-name="ce14">
            <text:p>177.699.180<text:s/></text:p>
          </table:table-cell>
          <table:table-cell office:value-type="float" office:value="704419002.69000006" table:style-name="ce14">
            <text:p>704.419.003<text:s/></text:p>
          </table:table-cell>
          <table:table-cell office:value-type="float" office:value="18328869.899999999" table:style-name="ce14">
            <text:p>18.328.870<text:s/></text:p>
          </table:table-cell>
          <table:table-cell office:value-type="float" office:value="9478003.3599999994" table:style-name="ce14">
            <text:p>9.478.003<text:s/></text:p>
          </table:table-cell>
          <table:table-cell office:value-type="float" office:value="2624885.5299999998" table:style-name="ce14">
            <text:p>2.624.886<text:s/></text:p>
          </table:table-cell>
          <table:table-cell office:value-type="float" office:value="164696697.33000001" table:style-name="ce14">
            <text:p>164.696.697<text:s/></text:p>
          </table:table-cell>
          <table:table-cell office:value-type="float" office:value="133255574.12" table:style-name="ce14">
            <text:p>133.255.574<text:s/></text:p>
          </table:table-cell>
          <table:table-cell office:value-type="float" office:value="11259370.380000001" table:style-name="ce14">
            <text:p>11.259.370<text:s/></text:p>
          </table:table-cell>
          <table:table-cell office:value-type="float" office:value="1634361583.9400001" table:style-name="ce14">
            <text:p>1.634.361.584<text:s/></text:p>
          </table:table-cell>
          <table:table-cell office:value-type="float" office:value="7204438.1399999997" table:style-name="ce14">
            <text:p>7.204.438<text:s/></text:p>
          </table:table-cell>
          <table:table-cell office:value-type="float" office:value="3800843845.6799998" table:style-name="ce15">
            <text:p>3.800.843.84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101.27" table:style-name="ce14">
            <text:p>101<text:s/></text:p>
          </table:table-cell>
          <table:table-cell office:value-type="float" office:value="22291.74" table:style-name="ce14">
            <text:p>22.292<text:s/></text:p>
          </table:table-cell>
          <table:table-cell office:value-type="float" office:value="147951.81" table:style-name="ce14">
            <text:p>147.952<text:s/></text:p>
          </table:table-cell>
          <table:table-cell office:value-type="float" office:value="1935.02" table:style-name="ce14">
            <text:p>1.935<text:s/></text:p>
          </table:table-cell>
          <table:table-cell office:value-type="float" office:value="311908.47999999998" table:style-name="ce14">
            <text:p>311.908<text:s/></text:p>
          </table:table-cell>
          <table:table-cell office:value-type="float" office:value="11080859.92" table:style-name="ce14">
            <text:p>11.080.860<text:s/></text:p>
          </table:table-cell>
          <table:table-cell office:value-type="float" office:value="25663363.43" table:style-name="ce14">
            <text:p>25.663.363<text:s/></text:p>
          </table:table-cell>
          <table:table-cell office:value-type="float" office:value="3006233.06" table:style-name="ce14">
            <text:p>3.006.233<text:s/></text:p>
          </table:table-cell>
          <table:table-cell office:value-type="float" office:value="118092.79" table:style-name="ce14">
            <text:p>118.09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807503.65" table:style-name="ce14">
            <text:p>3.807.504<text:s/></text:p>
          </table:table-cell>
          <table:table-cell office:value-type="float" office:value="60903.63" table:style-name="ce14">
            <text:p>60.904<text:s/></text:p>
          </table:table-cell>
          <table:table-cell office:value-type="float" office:value="155548.25" table:style-name="ce14">
            <text:p>155.548<text:s/></text:p>
          </table:table-cell>
          <table:table-cell office:value-type="float" office:value="7616189.8399999999" table:style-name="ce14">
            <text:p>7.616.190<text:s/></text:p>
          </table:table-cell>
          <table:table-cell office:value-type="float" office:value="450.77" table:style-name="ce14">
            <text:p>451<text:s/></text:p>
          </table:table-cell>
          <table:table-cell office:value-type="float" office:value="4889511.41" table:style-name="ce14">
            <text:p>4.889.511<text:s/></text:p>
          </table:table-cell>
          <table:table-cell office:value-type="float" office:value="4081.37" table:style-name="ce14">
            <text:p>4.081<text:s/></text:p>
          </table:table-cell>
          <table:table-cell office:value-type="float" office:value="18380087.210000001" table:style-name="ce14">
            <text:p>18.380.087<text:s/></text:p>
          </table:table-cell>
          <table:table-cell office:value-type="float" office:value="166708604.62" table:style-name="ce14">
            <text:p>166.708.605<text:s/></text:p>
          </table:table-cell>
          <table:table-cell office:value-type="float" office:value="86412.53" table:style-name="ce14">
            <text:p>86.413<text:s/></text:p>
          </table:table-cell>
          <table:table-cell office:value-type="float" office:value="358.07" table:style-name="ce14">
            <text:p>35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9612750.940000001" table:style-name="ce14">
            <text:p>19.612.751<text:s/></text:p>
          </table:table-cell>
          <table:table-cell office:value-type="float" office:value="765153.09" table:style-name="ce14">
            <text:p>765.153<text:s/></text:p>
          </table:table-cell>
          <table:table-cell office:value-type="float" office:value="1741145.77" table:style-name="ce14">
            <text:p>1.741.146<text:s/></text:p>
          </table:table-cell>
          <table:table-cell office:value-type="float" office:value="335825110.10000002" table:style-name="ce14">
            <text:p>335.825.110<text:s/></text:p>
          </table:table-cell>
          <table:table-cell office:value-type="float" office:value="4792.82" table:style-name="ce14">
            <text:p>4.793<text:s/></text:p>
          </table:table-cell>
          <table:table-cell office:value-type="float" office:value="600011341.59000003" table:style-name="ce15">
            <text:p>600.011.34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3429099.8200000003" table:style-name="ce14">
            <text:p>3.429.100<text:s/></text:p>
          </table:table-cell>
          <table:table-cell office:value-type="float" office:value="10597506.18" table:style-name="ce14">
            <text:p>10.597.506<text:s/></text:p>
          </table:table-cell>
          <table:table-cell office:value-type="float" office:value="87248076.180000007" table:style-name="ce14">
            <text:p>87.248.076<text:s/></text:p>
          </table:table-cell>
          <table:table-cell office:value-type="float" office:value="1961620.24" table:style-name="ce14">
            <text:p>1.961.620<text:s/></text:p>
          </table:table-cell>
          <table:table-cell office:value-type="float" office:value="74741801.549999997" table:style-name="ce14">
            <text:p>74.741.802<text:s/></text:p>
          </table:table-cell>
          <table:table-cell office:value-type="float" office:value="56072255.390000001" table:style-name="ce14">
            <text:p>56.072.255<text:s/></text:p>
          </table:table-cell>
          <table:table-cell office:value-type="float" office:value="132456848.97" table:style-name="ce14">
            <text:p>132.456.849<text:s/></text:p>
          </table:table-cell>
          <table:table-cell office:value-type="float" office:value="45231021.869999997" table:style-name="ce14">
            <text:p>45.231.022<text:s/></text:p>
          </table:table-cell>
          <table:table-cell office:value-type="float" office:value="50255649.390000001" table:style-name="ce14">
            <text:p>50.255.649<text:s/></text:p>
          </table:table-cell>
          <table:table-cell office:value-type="float" office:value="19853340.460000001" table:style-name="ce14">
            <text:p>19.853.340<text:s/></text:p>
          </table:table-cell>
          <table:table-cell office:value-type="float" office:value="215693022.94" table:style-name="ce14">
            <text:p>215.693.023<text:s/></text:p>
          </table:table-cell>
          <table:table-cell office:value-type="float" office:value="21743897.390000001" table:style-name="ce14">
            <text:p>21.743.897<text:s/></text:p>
          </table:table-cell>
          <table:table-cell office:value-type="float" office:value="29005988.41" table:style-name="ce14">
            <text:p>29.005.988<text:s/></text:p>
          </table:table-cell>
          <table:table-cell office:value-type="float" office:value="43507964.149999999" table:style-name="ce14">
            <text:p>43.507.964<text:s/></text:p>
          </table:table-cell>
          <table:table-cell office:value-type="float" office:value="17223814.77" table:style-name="ce14">
            <text:p>17.223.815<text:s/></text:p>
          </table:table-cell>
          <table:table-cell office:value-type="float" office:value="59106587.600000001" table:style-name="ce14">
            <text:p>59.106.588<text:s/></text:p>
          </table:table-cell>
          <table:table-cell office:value-type="float" office:value="12500818.310000002" table:style-name="ce14">
            <text:p>12.500.818<text:s/></text:p>
          </table:table-cell>
          <table:table-cell office:value-type="float" office:value="159319093.02000001" table:style-name="ce14">
            <text:p>159.319.093<text:s/></text:p>
          </table:table-cell>
          <table:table-cell office:value-type="float" office:value="537710398.07000005" table:style-name="ce14">
            <text:p>537.710.398<text:s/></text:p>
          </table:table-cell>
          <table:table-cell office:value-type="float" office:value="18242457.370000001" table:style-name="ce14">
            <text:p>18.242.457<text:s/></text:p>
          </table:table-cell>
          <table:table-cell office:value-type="float" office:value="9477645.2899999991" table:style-name="ce14">
            <text:p>9.477.645<text:s/></text:p>
          </table:table-cell>
          <table:table-cell office:value-type="float" office:value="2624885.5300000003" table:style-name="ce14">
            <text:p>2.624.886<text:s/></text:p>
          </table:table-cell>
          <table:table-cell office:value-type="float" office:value="145083946.39000002" table:style-name="ce14">
            <text:p>145.083.946<text:s/></text:p>
          </table:table-cell>
          <table:table-cell office:value-type="float" office:value="132490421.03" table:style-name="ce14">
            <text:p>132.490.421<text:s/></text:p>
          </table:table-cell>
          <table:table-cell office:value-type="float" office:value="9518224.6099999994" table:style-name="ce14">
            <text:p>9.518.225<text:s/></text:p>
          </table:table-cell>
          <table:table-cell office:value-type="float" office:value="1298536473.8400002" table:style-name="ce14">
            <text:p>1.298.536.474<text:s/></text:p>
          </table:table-cell>
          <table:table-cell office:value-type="float" office:value="7199645.3200000003" table:style-name="ce14">
            <text:p>7.199.645<text:s/></text:p>
          </table:table-cell>
          <table:table-cell office:value-type="float" office:value="3200832504.0900002" table:style-name="ce15">
            <text:p>3.200.832.50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4">
            <text:p>-<text:s/></text:p>
          </table:table-cell>
          <table:table-cell office:value-type="float" office:value="12693.27" table:style-name="ce14">
            <text:p>12.69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2057.16" table:style-name="ce14">
            <text:p>32.05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9070650" table:style-name="ce14">
            <text:p>9.070.650<text:s/></text:p>
          </table:table-cell>
          <table:table-cell office:value-type="float" office:value="148.94999999999999" table:style-name="ce14">
            <text:p>14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66097.740000000005" table:style-name="ce14">
            <text:p>66.09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239.9899999999998" table:style-name="ce14">
            <text:p>2.240<text:s/></text:p>
          </table:table-cell>
          <table:table-cell office:value-type="float" office:value="12394.95" table:style-name="ce14">
            <text:p>12.39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111245.8600000001" table:style-name="ce14">
            <text:p>1.111.246<text:s/></text:p>
          </table:table-cell>
          <table:table-cell office:value-type="float" office:value="435854740.79000002" table:style-name="ce14">
            <text:p>435.854.74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449149.59" table:style-name="ce14">
            <text:p>2.449.150<text:s/></text:p>
          </table:table-cell>
          <table:table-cell office:value-type="float" office:value="171.75" table:style-name="ce14">
            <text:p>17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935260.01" table:style-name="ce14">
            <text:p>4.935.260<text:s/></text:p>
          </table:table-cell>
          <table:table-cell office:value-type="float" office:value="191.62" table:style-name="ce14">
            <text:p>192<text:s/></text:p>
          </table:table-cell>
          <table:table-cell office:value-type="float" office:value="453547041.68000001" table:style-name="ce15">
            <text:p>453.547.04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10582165.23" table:style-name="ce14">
            <text:p>10.582.165<text:s/></text:p>
          </table:table-cell>
          <table:table-cell office:value-type="float" office:value="32306839.579999998" table:style-name="ce14">
            <text:p>32.306.840<text:s/></text:p>
          </table:table-cell>
          <table:table-cell office:value-type="float" office:value="27094425.07" table:style-name="ce14">
            <text:p>27.094.425<text:s/></text:p>
          </table:table-cell>
          <table:table-cell office:value-type="float" office:value="28204089.370000001" table:style-name="ce14">
            <text:p>28.204.089<text:s/></text:p>
          </table:table-cell>
          <table:table-cell office:value-type="float" office:value="79063270.849999994" table:style-name="ce14">
            <text:p>79.063.271<text:s/></text:p>
          </table:table-cell>
          <table:table-cell office:value-type="float" office:value="63979270.509999998" table:style-name="ce14">
            <text:p>63.979.271<text:s/></text:p>
          </table:table-cell>
          <table:table-cell office:value-type="float" office:value="1882452246.22" table:style-name="ce14">
            <text:p>1.882.452.246<text:s/></text:p>
          </table:table-cell>
          <table:table-cell office:value-type="float" office:value="43377321.539999999" table:style-name="ce14">
            <text:p>43.377.322<text:s/></text:p>
          </table:table-cell>
          <table:table-cell office:value-type="float" office:value="53062755.159999996" table:style-name="ce14">
            <text:p>53.062.755<text:s/></text:p>
          </table:table-cell>
          <table:table-cell office:value-type="float" office:value="32938204.93" table:style-name="ce14">
            <text:p>32.938.205<text:s/></text:p>
          </table:table-cell>
          <table:table-cell office:value-type="float" office:value="224746963.37" table:style-name="ce14">
            <text:p>224.746.963<text:s/></text:p>
          </table:table-cell>
          <table:table-cell office:value-type="float" office:value="31293374.789999999" table:style-name="ce14">
            <text:p>31.293.375<text:s/></text:p>
          </table:table-cell>
          <table:table-cell office:value-type="float" office:value="37888558.859999999" table:style-name="ce14">
            <text:p>37.888.559<text:s/></text:p>
          </table:table-cell>
          <table:table-cell office:value-type="float" office:value="53886615.460000001" table:style-name="ce14">
            <text:p>53.886.615<text:s/></text:p>
          </table:table-cell>
          <table:table-cell office:value-type="float" office:value="67343899.959999993" table:style-name="ce14">
            <text:p>67.343.900<text:s/></text:p>
          </table:table-cell>
          <table:table-cell office:value-type="float" office:value="93280117.239999995" table:style-name="ce14">
            <text:p>93.280.117<text:s/></text:p>
          </table:table-cell>
          <table:table-cell office:value-type="float" office:value="27011067.789999999" table:style-name="ce14">
            <text:p>27.011.068<text:s/></text:p>
          </table:table-cell>
          <table:table-cell office:value-type="float" office:value="82991385.900000006" table:style-name="ce14">
            <text:p>82.991.386<text:s/></text:p>
          </table:table-cell>
          <table:table-cell office:value-type="float" office:value="376241800.17000002" table:style-name="ce14">
            <text:p>376.241.800<text:s/></text:p>
          </table:table-cell>
          <table:table-cell office:value-type="float" office:value="55869179.509999998" table:style-name="ce14">
            <text:p>55.869.180<text:s/></text:p>
          </table:table-cell>
          <table:table-cell office:value-type="float" office:value="25673904.34" table:style-name="ce14">
            <text:p>25.673.904<text:s/></text:p>
          </table:table-cell>
          <table:table-cell office:value-type="float" office:value="23203855.539999999" table:style-name="ce14">
            <text:p>23.203.856<text:s/></text:p>
          </table:table-cell>
          <table:table-cell office:value-type="float" office:value="161240340.88999999" table:style-name="ce14">
            <text:p>161.240.341<text:s/></text:p>
          </table:table-cell>
          <table:table-cell office:value-type="float" office:value="76890179.510000005" table:style-name="ce14">
            <text:p>76.890.180<text:s/></text:p>
          </table:table-cell>
          <table:table-cell office:value-type="float" office:value="23604168.120000001" table:style-name="ce14">
            <text:p>23.604.168<text:s/></text:p>
          </table:table-cell>
          <table:table-cell office:value-type="float" office:value="172638698.97" table:style-name="ce14">
            <text:p>172.638.699<text:s/></text:p>
          </table:table-cell>
          <table:table-cell office:value-type="float" office:value="13898495.949999999" table:style-name="ce14">
            <text:p>13.898.496<text:s/></text:p>
          </table:table-cell>
          <table:table-cell office:value-type="float" office:value="3800763194.8299994" table:style-name="ce15">
            <text:p>3.800.763.19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1138858.58" table:style-name="ce14">
            <text:p>1.138.859<text:s/></text:p>
          </table:table-cell>
          <table:table-cell office:value-type="float" office:value="6219320.3700000001" table:style-name="ce14">
            <text:p>6.219.320<text:s/></text:p>
          </table:table-cell>
          <table:table-cell office:value-type="float" office:value="23599184.009999998" table:style-name="ce14">
            <text:p>23.599.184<text:s/></text:p>
          </table:table-cell>
          <table:table-cell office:value-type="float" office:value="1907960.45" table:style-name="ce14">
            <text:p>1.907.960<text:s/></text:p>
          </table:table-cell>
          <table:table-cell office:value-type="float" office:value="30144150.359999999" table:style-name="ce14">
            <text:p>30.144.150<text:s/></text:p>
          </table:table-cell>
          <table:table-cell office:value-type="float" office:value="22749259.369999997" table:style-name="ce14">
            <text:p>22.749.259<text:s/></text:p>
          </table:table-cell>
          <table:table-cell office:value-type="float" office:value="637699226.97000015" table:style-name="ce14">
            <text:p>637.699.227<text:s/></text:p>
          </table:table-cell>
          <table:table-cell office:value-type="float" office:value="16142720.32" table:style-name="ce14">
            <text:p>16.142.720<text:s/></text:p>
          </table:table-cell>
          <table:table-cell office:value-type="float" office:value="17124883.740000002" table:style-name="ce14">
            <text:p>17.124.884<text:s/></text:p>
          </table:table-cell>
          <table:table-cell office:value-type="float" office:value="6591502.7699999996" table:style-name="ce14">
            <text:p>6.591.503<text:s/></text:p>
          </table:table-cell>
          <table:table-cell office:value-type="float" office:value="55504707.789999999" table:style-name="ce14">
            <text:p>55.504.708<text:s/></text:p>
          </table:table-cell>
          <table:table-cell office:value-type="float" office:value="7864966.5999999996" table:style-name="ce14">
            <text:p>7.864.967<text:s/></text:p>
          </table:table-cell>
          <table:table-cell office:value-type="float" office:value="12562023.329999998" table:style-name="ce14">
            <text:p>12.562.023<text:s/></text:p>
          </table:table-cell>
          <table:table-cell office:value-type="float" office:value="12253375.359999999" table:style-name="ce14">
            <text:p>12.253.375<text:s/></text:p>
          </table:table-cell>
          <table:table-cell office:value-type="float" office:value="7486671.790000001" table:style-name="ce14">
            <text:p>7.486.672<text:s/></text:p>
          </table:table-cell>
          <table:table-cell office:value-type="float" office:value="26497239.679999996" table:style-name="ce14">
            <text:p>26.497.240<text:s/></text:p>
          </table:table-cell>
          <table:table-cell office:value-type="float" office:value="3350712.71" table:style-name="ce14">
            <text:p>3.350.713<text:s/></text:p>
          </table:table-cell>
          <table:table-cell office:value-type="float" office:value="64493701.400000006" table:style-name="ce14">
            <text:p>64.493.701<text:s/></text:p>
          </table:table-cell>
          <table:table-cell office:value-type="float" office:value="418927948.68999994" table:style-name="ce14">
            <text:p>418.927.949<text:s/></text:p>
          </table:table-cell>
          <table:table-cell office:value-type="float" office:value="6631465.6699999999" table:style-name="ce14">
            <text:p>6.631.466<text:s/></text:p>
          </table:table-cell>
          <table:table-cell office:value-type="float" office:value="3690357.52" table:style-name="ce14">
            <text:p>3.690.358<text:s/></text:p>
          </table:table-cell>
          <table:table-cell office:value-type="float" office:value="1444746.2000000002" table:style-name="ce14">
            <text:p>1.444.746<text:s/></text:p>
          </table:table-cell>
          <table:table-cell office:value-type="float" office:value="49808558.650000006" table:style-name="ce14">
            <text:p>49.808.559<text:s/></text:p>
          </table:table-cell>
          <table:table-cell office:value-type="float" office:value="47152375.450000003" table:style-name="ce14">
            <text:p>47.152.375<text:s/></text:p>
          </table:table-cell>
          <table:table-cell office:value-type="float" office:value="5884302.8100000005" table:style-name="ce14">
            <text:p>5.884.303<text:s/></text:p>
          </table:table-cell>
          <table:table-cell office:value-type="float" office:value="659295487.78999996" table:style-name="ce14">
            <text:p>659.295.488<text:s/></text:p>
          </table:table-cell>
          <table:table-cell office:value-type="float" office:value="2286922.2199999997" table:style-name="ce14">
            <text:p>2.286.922<text:s/></text:p>
          </table:table-cell>
          <table:table-cell office:value-type="float" office:value="2148452630.5999999" table:style-name="ce15">
            <text:p>2.148.452.631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19">
            <text:p>SUBTOTAL [A]</text:p>
          </table:table-cell>
          <table:table-cell office:value-type="float" office:value="45404054.530000001" table:style-name="ce20">
            <text:p>45.404.055<text:s/></text:p>
          </table:table-cell>
          <table:table-cell office:value-type="float" office:value="158745163.13" table:style-name="ce20">
            <text:p>158.745.163<text:s/></text:p>
          </table:table-cell>
          <table:table-cell office:value-type="float" office:value="845430870.77999997" table:style-name="ce20">
            <text:p>845.430.871<text:s/></text:p>
          </table:table-cell>
          <table:table-cell office:value-type="float" office:value="54379588.240000002" table:style-name="ce20">
            <text:p>54.379.588<text:s/></text:p>
          </table:table-cell>
          <table:table-cell office:value-type="float" office:value="1234608543.96" table:style-name="ce20">
            <text:p>1.234.608.544<text:s/></text:p>
          </table:table-cell>
          <table:table-cell office:value-type="float" office:value="829134799" table:style-name="ce20">
            <text:p>829.134.799<text:s/></text:p>
          </table:table-cell>
          <table:table-cell office:value-type="float" office:value="8245650841.7799997" table:style-name="ce20">
            <text:p>8.245.650.842<text:s/></text:p>
          </table:table-cell>
          <table:table-cell office:value-type="float" office:value="1051267219.8000001" table:style-name="ce20">
            <text:p>1.051.267.220<text:s/></text:p>
          </table:table-cell>
          <table:table-cell office:value-type="float" office:value="740210509.11000001" table:style-name="ce20">
            <text:p>740.210.509<text:s/></text:p>
          </table:table-cell>
          <table:table-cell office:value-type="float" office:value="284396797.06999999" table:style-name="ce20">
            <text:p>284.396.797<text:s/></text:p>
          </table:table-cell>
          <table:table-cell office:value-type="float" office:value="3202442648.8200002" table:style-name="ce20">
            <text:p>3.202.442.649<text:s/></text:p>
          </table:table-cell>
          <table:table-cell office:value-type="float" office:value="313141427.35000002" table:style-name="ce20">
            <text:p>313.141.427<text:s/></text:p>
          </table:table-cell>
          <table:table-cell office:value-type="float" office:value="383597716.99000001" table:style-name="ce20">
            <text:p>383.597.717<text:s/></text:p>
          </table:table-cell>
          <table:table-cell office:value-type="float" office:value="460341735.04999995" table:style-name="ce20">
            <text:p>460.341.735<text:s/></text:p>
          </table:table-cell>
          <table:table-cell office:value-type="float" office:value="282549144.31" table:style-name="ce20">
            <text:p>282.549.144<text:s/></text:p>
          </table:table-cell>
          <table:table-cell office:value-type="float" office:value="1066155210.0699999" table:style-name="ce20">
            <text:p>1.066.155.210<text:s/></text:p>
          </table:table-cell>
          <table:table-cell office:value-type="float" office:value="150564168.43000001" table:style-name="ce20">
            <text:p>150.564.168<text:s/></text:p>
          </table:table-cell>
          <table:table-cell office:value-type="float" office:value="3147271594.2700005" table:style-name="ce20">
            <text:p>3.147.271.594<text:s/></text:p>
          </table:table-cell>
          <table:table-cell office:value-type="float" office:value="10700656182.870001" table:style-name="ce20">
            <text:p>10.700.656.183<text:s/></text:p>
          </table:table-cell>
          <table:table-cell office:value-type="float" office:value="255217169.19000003" table:style-name="ce20">
            <text:p>255.217.169<text:s/></text:p>
          </table:table-cell>
          <table:table-cell office:value-type="float" office:value="131549030.56999999" table:style-name="ce20">
            <text:p>131.549.031<text:s/></text:p>
          </table:table-cell>
          <table:table-cell office:value-type="float" office:value="52174606.759999998" table:style-name="ce20">
            <text:p>52.174.607<text:s/></text:p>
          </table:table-cell>
          <table:table-cell office:value-type="float" office:value="2849479802.1900001" table:style-name="ce20">
            <text:p>2.849.479.802<text:s/></text:p>
          </table:table-cell>
          <table:table-cell office:value-type="float" office:value="2510963784.0700002" table:style-name="ce20">
            <text:p>2.510.963.784<text:s/></text:p>
          </table:table-cell>
          <table:table-cell office:value-type="float" office:value="171345419.29000002" table:style-name="ce20">
            <text:p>171.345.419<text:s/></text:p>
          </table:table-cell>
          <table:table-cell office:value-type="float" office:value="25626017690.600002" table:style-name="ce20">
            <text:p>25.626.017.691<text:s/></text:p>
          </table:table-cell>
          <table:table-cell office:value-type="float" office:value="87438164.549999997" table:style-name="ce20">
            <text:p>87.438.165<text:s/></text:p>
          </table:table-cell>
          <table:table-cell office:value-type="float" office:value="64880133882.780014" table:style-name="ce21">
            <text:p>64.880.133.883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3">
            <text:p>RECEITA PREVIDENCIÁRIA [B]</text:p>
          </table:table-cell>
          <table:table-cell office:value-type="float" office:value="51659115.378406353" table:style-name="ce24">
            <text:p>51.659.115<text:s/></text:p>
          </table:table-cell>
          <table:table-cell office:value-type="float" office:value="137452956.23914814" table:style-name="ce24">
            <text:p>137.452.956<text:s/></text:p>
          </table:table-cell>
          <table:table-cell office:value-type="float" office:value="202267192.85677737" table:style-name="ce24">
            <text:p>202.267.193<text:s/></text:p>
          </table:table-cell>
          <table:table-cell office:value-type="float" office:value="25813372.015748817" table:style-name="ce24">
            <text:p>25.813.372<text:s/></text:p>
          </table:table-cell>
          <table:table-cell office:value-type="float" office:value="740769277.0088141" table:style-name="ce24">
            <text:p>740.769.277<text:s/></text:p>
          </table:table-cell>
          <table:table-cell office:value-type="float" office:value="548063960.157915" table:style-name="ce24">
            <text:p>548.063.960<text:s/></text:p>
          </table:table-cell>
          <table:table-cell office:value-type="float" office:value="1639222137.6168489" table:style-name="ce24">
            <text:p>1.639.222.138<text:s/></text:p>
          </table:table-cell>
          <table:table-cell office:value-type="float" office:value="432582264.65161347" table:style-name="ce24">
            <text:p>432.582.265<text:s/></text:p>
          </table:table-cell>
          <table:table-cell office:value-type="float" office:value="430920697.83100176" table:style-name="ce24">
            <text:p>430.920.698<text:s/></text:p>
          </table:table-cell>
          <table:table-cell office:value-type="float" office:value="187371666.74049392" table:style-name="ce24">
            <text:p>187.371.667<text:s/></text:p>
          </table:table-cell>
          <table:table-cell office:value-type="float" office:value="2103206567.9111745" table:style-name="ce24">
            <text:p>2.103.206.568<text:s/></text:p>
          </table:table-cell>
          <table:table-cell office:value-type="float" office:value="267132034.17896175" table:style-name="ce24">
            <text:p>267.132.034<text:s/></text:p>
          </table:table-cell>
          <table:table-cell office:value-type="float" office:value="301517536.32770187" table:style-name="ce24">
            <text:p>301.517.536<text:s/></text:p>
          </table:table-cell>
          <table:table-cell office:value-type="float" office:value="352979783.04101717" table:style-name="ce24">
            <text:p>352.979.783<text:s/></text:p>
          </table:table-cell>
          <table:table-cell office:value-type="float" office:value="191982532.7438634" table:style-name="ce24">
            <text:p>191.982.533<text:s/></text:p>
          </table:table-cell>
          <table:table-cell office:value-type="float" office:value="628842754.69018102" table:style-name="ce24">
            <text:p>628.842.755<text:s/></text:p>
          </table:table-cell>
          <table:table-cell office:value-type="float" office:value="120336168.56975579" table:style-name="ce24">
            <text:p>120.336.169<text:s/></text:p>
          </table:table-cell>
          <table:table-cell office:value-type="float" office:value="1146898178.5803382" table:style-name="ce24">
            <text:p>1.146.898.179<text:s/></text:p>
          </table:table-cell>
          <table:table-cell office:value-type="float" office:value="3613345417.958652" table:style-name="ce24">
            <text:p>3.613.345.418<text:s/></text:p>
          </table:table-cell>
          <table:table-cell office:value-type="float" office:value="170978938.21832594" table:style-name="ce24">
            <text:p>170.978.938<text:s/></text:p>
          </table:table-cell>
          <table:table-cell office:value-type="float" office:value="93739053.686580628" table:style-name="ce24">
            <text:p>93.739.054<text:s/></text:p>
          </table:table-cell>
          <table:table-cell office:value-type="float" office:value="33508572.436864763" table:style-name="ce24">
            <text:p>33.508.572<text:s/></text:p>
          </table:table-cell>
          <table:table-cell office:value-type="float" office:value="1872097859.8020289" table:style-name="ce24">
            <text:p>1.872.097.860<text:s/></text:p>
          </table:table-cell>
          <table:table-cell office:value-type="float" office:value="1209920367.3062992" table:style-name="ce24">
            <text:p>1.209.920.367<text:s/></text:p>
          </table:table-cell>
          <table:table-cell office:value-type="float" office:value="128652959.82739042" table:style-name="ce24">
            <text:p>128.652.960<text:s/></text:p>
          </table:table-cell>
          <table:table-cell office:value-type="float" office:value="12237273128.5644" table:style-name="ce24">
            <text:p>12.237.273.129<text:s/></text:p>
          </table:table-cell>
          <table:table-cell office:value-type="float" office:value="58814161.179697126" table:style-name="ce24">
            <text:p>58.814.161<text:s/></text:p>
          </table:table-cell>
          <table:table-cell office:value-type="float" office:value="28927348655.52" table:style-name="ce25">
            <text:p>28.927.348.656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6">
            <text:p><text:s text:c="3"/>PRÓPRIA</text:p>
          </table:table-cell>
          <table:table-cell office:value-type="float" office:value="49313434.123351447" table:style-name="ce27">
            <text:p>49.313.434<text:s/></text:p>
          </table:table-cell>
          <table:table-cell office:value-type="float" office:value="129519166.56106606" table:style-name="ce27">
            <text:p>129.519.167<text:s/></text:p>
          </table:table-cell>
          <table:table-cell office:value-type="float" office:value="182226478.8329111" table:style-name="ce27">
            <text:p>182.226.479<text:s/></text:p>
          </table:table-cell>
          <table:table-cell office:value-type="float" office:value="24133440.050808236" table:style-name="ce27">
            <text:p>24.133.440<text:s/></text:p>
          </table:table-cell>
          <table:table-cell office:value-type="float" office:value="678736173.7997719" table:style-name="ce27">
            <text:p>678.736.174<text:s/></text:p>
          </table:table-cell>
          <table:table-cell office:value-type="float" office:value="495270796.31930757" table:style-name="ce27">
            <text:p>495.270.796<text:s/></text:p>
          </table:table-cell>
          <table:table-cell office:value-type="float" office:value="1517852703.5823672" table:style-name="ce27">
            <text:p>1.517.852.704<text:s/></text:p>
          </table:table-cell>
          <table:table-cell office:value-type="float" office:value="396738509.11577773" table:style-name="ce27">
            <text:p>396.738.509<text:s/></text:p>
          </table:table-cell>
          <table:table-cell office:value-type="float" office:value="396661318.35196817" table:style-name="ce27">
            <text:p>396.661.318<text:s/></text:p>
          </table:table-cell>
          <table:table-cell office:value-type="float" office:value="173946880.26952189" table:style-name="ce27">
            <text:p>173.946.880<text:s/></text:p>
          </table:table-cell>
          <table:table-cell office:value-type="float" office:value="1912257164.349293" table:style-name="ce27">
            <text:p>1.912.257.164<text:s/></text:p>
          </table:table-cell>
          <table:table-cell office:value-type="float" office:value="247440311.39212716" table:style-name="ce27">
            <text:p>247.440.311<text:s/></text:p>
          </table:table-cell>
          <table:table-cell office:value-type="float" office:value="275377185.1291979" table:style-name="ce27">
            <text:p>275.377.185<text:s/></text:p>
          </table:table-cell>
          <table:table-cell office:value-type="float" office:value="326220795.2275216" table:style-name="ce27">
            <text:p>326.220.795<text:s/></text:p>
          </table:table-cell>
          <table:table-cell office:value-type="float" office:value="180922081.93565792" table:style-name="ce27">
            <text:p>180.922.082<text:s/></text:p>
          </table:table-cell>
          <table:table-cell office:value-type="float" office:value="568743028.56969869" table:style-name="ce27">
            <text:p>568.743.029<text:s/></text:p>
          </table:table-cell>
          <table:table-cell office:value-type="float" office:value="113817641.88974018" table:style-name="ce27">
            <text:p>113.817.642<text:s/></text:p>
          </table:table-cell>
          <table:table-cell office:value-type="float" office:value="1047123218.9837695" table:style-name="ce27">
            <text:p>1.047.123.219<text:s/></text:p>
          </table:table-cell>
          <table:table-cell office:value-type="float" office:value="3254232942.9997768" table:style-name="ce27">
            <text:p>3.254.232.943<text:s/></text:p>
          </table:table-cell>
          <table:table-cell office:value-type="float" office:value="158245381.06462494" table:style-name="ce27">
            <text:p>158.245.381<text:s/></text:p>
          </table:table-cell>
          <table:table-cell office:value-type="float" office:value="86864774.836597279" table:style-name="ce27">
            <text:p>86.864.775<text:s/></text:p>
          </table:table-cell>
          <table:table-cell office:value-type="float" office:value="32129285.780962437" table:style-name="ce27">
            <text:p>32.129.286<text:s/></text:p>
          </table:table-cell>
          <table:table-cell office:value-type="float" office:value="1696057458.866354" table:style-name="ce27">
            <text:p>1.696.057.459<text:s/></text:p>
          </table:table-cell>
          <table:table-cell office:value-type="float" office:value="1091269781.6238835" table:style-name="ce27">
            <text:p>1.091.269.782<text:s/></text:p>
          </table:table-cell>
          <table:table-cell office:value-type="float" office:value="119894106.87748505" table:style-name="ce27">
            <text:p>119.894.107<text:s/></text:p>
          </table:table-cell>
          <table:table-cell office:value-type="float" office:value="10879669139.596041" table:style-name="ce27">
            <text:p>10.879.669.140<text:s/></text:p>
          </table:table-cell>
          <table:table-cell office:value-type="float" office:value="54627268.150413327" table:style-name="ce27">
            <text:p>54.627.268<text:s/></text:p>
          </table:table-cell>
          <table:table-cell office:value-type="float" office:value="26089290468.279999" table:style-name="ce28">
            <text:p>26.089.290.468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6">
            <text:p><text:s text:c="3"/>DEMAIS</text:p>
          </table:table-cell>
          <table:table-cell office:value-type="float" office:value="2345681.2550549041" table:style-name="ce27">
            <text:p>2.345.681<text:s/></text:p>
          </table:table-cell>
          <table:table-cell office:value-type="float" office:value="7933789.6780820712" table:style-name="ce27">
            <text:p>7.933.790<text:s/></text:p>
          </table:table-cell>
          <table:table-cell office:value-type="float" office:value="20040714.023866251" table:style-name="ce27">
            <text:p>20.040.714<text:s/></text:p>
          </table:table-cell>
          <table:table-cell office:value-type="float" office:value="1679931.9649405815" table:style-name="ce27">
            <text:p>1.679.932<text:s/></text:p>
          </table:table-cell>
          <table:table-cell office:value-type="float" office:value="62033103.209042162" table:style-name="ce27">
            <text:p>62.033.103<text:s/></text:p>
          </table:table-cell>
          <table:table-cell office:value-type="float" office:value="52793163.83860743" table:style-name="ce27">
            <text:p>52.793.164<text:s/></text:p>
          </table:table-cell>
          <table:table-cell office:value-type="float" office:value="121369434.03448187" table:style-name="ce27">
            <text:p>121.369.434<text:s/></text:p>
          </table:table-cell>
          <table:table-cell office:value-type="float" office:value="35843755.535835758" table:style-name="ce27">
            <text:p>35.843.756<text:s/></text:p>
          </table:table-cell>
          <table:table-cell office:value-type="float" office:value="34259379.47903356" table:style-name="ce27">
            <text:p>34.259.379<text:s/></text:p>
          </table:table-cell>
          <table:table-cell office:value-type="float" office:value="13424786.470972024" table:style-name="ce27">
            <text:p>13.424.786<text:s/></text:p>
          </table:table-cell>
          <table:table-cell office:value-type="float" office:value="190949403.56188163" table:style-name="ce27">
            <text:p>190.949.404<text:s/></text:p>
          </table:table-cell>
          <table:table-cell office:value-type="float" office:value="19691722.786834598" table:style-name="ce27">
            <text:p>19.691.723<text:s/></text:p>
          </table:table-cell>
          <table:table-cell office:value-type="float" office:value="26140351.198503975" table:style-name="ce27">
            <text:p>26.140.351<text:s/></text:p>
          </table:table-cell>
          <table:table-cell office:value-type="float" office:value="26758987.813495573" table:style-name="ce27">
            <text:p>26.758.988<text:s/></text:p>
          </table:table-cell>
          <table:table-cell office:value-type="float" office:value="11060450.808205498" table:style-name="ce27">
            <text:p>11.060.451<text:s/></text:p>
          </table:table-cell>
          <table:table-cell office:value-type="float" office:value="60099726.12048237" table:style-name="ce27">
            <text:p>60.099.726<text:s/></text:p>
          </table:table-cell>
          <table:table-cell office:value-type="float" office:value="6518526.6800156077" table:style-name="ce27">
            <text:p>6.518.527<text:s/></text:p>
          </table:table-cell>
          <table:table-cell office:value-type="float" office:value="99774959.596568644" table:style-name="ce27">
            <text:p>99.774.960<text:s/></text:p>
          </table:table-cell>
          <table:table-cell office:value-type="float" office:value="359112474.9588753" table:style-name="ce27">
            <text:p>359.112.475<text:s/></text:p>
          </table:table-cell>
          <table:table-cell office:value-type="float" office:value="12733557.153700998" table:style-name="ce27">
            <text:p>12.733.557<text:s/></text:p>
          </table:table-cell>
          <table:table-cell office:value-type="float" office:value="6874278.8499833532" table:style-name="ce27">
            <text:p>6.874.279<text:s/></text:p>
          </table:table-cell>
          <table:table-cell office:value-type="float" office:value="1379286.6559023252" table:style-name="ce27">
            <text:p>1.379.287<text:s/></text:p>
          </table:table-cell>
          <table:table-cell office:value-type="float" office:value="176040400.93567491" table:style-name="ce27">
            <text:p>176.040.401<text:s/></text:p>
          </table:table-cell>
          <table:table-cell office:value-type="float" office:value="118650585.68241565" table:style-name="ce27">
            <text:p>118.650.586<text:s/></text:p>
          </table:table-cell>
          <table:table-cell office:value-type="float" office:value="8758852.9499053657" table:style-name="ce27">
            <text:p>8.758.853<text:s/></text:p>
          </table:table-cell>
          <table:table-cell office:value-type="float" office:value="1357603988.9683595" table:style-name="ce27">
            <text:p>1.357.603.989<text:s/></text:p>
          </table:table-cell>
          <table:table-cell office:value-type="float" office:value="4186893.029283803" table:style-name="ce27">
            <text:p>4.186.893<text:s/></text:p>
          </table:table-cell>
          <table:table-cell office:value-type="float" office:value="2838058187.240006" table:style-name="ce28">
            <text:p>2.838.058.187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19">
            <text:p>ADMINISTRADAS PELA RFB [C]=[A]+[B]</text:p>
          </table:table-cell>
          <table:table-cell office:value-type="float" office:value="97063169.908406347" table:style-name="ce20">
            <text:p>97.063.170<text:s/></text:p>
          </table:table-cell>
          <table:table-cell office:value-type="float" office:value="296198119.36914814" table:style-name="ce20">
            <text:p>296.198.119<text:s/></text:p>
          </table:table-cell>
          <table:table-cell office:value-type="float" office:value="1047698063.6367774" table:style-name="ce20">
            <text:p>1.047.698.064<text:s/></text:p>
          </table:table-cell>
          <table:table-cell office:value-type="float" office:value="80192960.255748823" table:style-name="ce20">
            <text:p>80.192.960<text:s/></text:p>
          </table:table-cell>
          <table:table-cell office:value-type="float" office:value="1975377820.9688141" table:style-name="ce20">
            <text:p>1.975.377.821<text:s/></text:p>
          </table:table-cell>
          <table:table-cell office:value-type="float" office:value="1377198759.1579151" table:style-name="ce20">
            <text:p>1.377.198.759<text:s/></text:p>
          </table:table-cell>
          <table:table-cell office:value-type="float" office:value="9884872979.3968487" table:style-name="ce20">
            <text:p>9.884.872.979<text:s/></text:p>
          </table:table-cell>
          <table:table-cell office:value-type="float" office:value="1483849484.4516134" table:style-name="ce20">
            <text:p>1.483.849.484<text:s/></text:p>
          </table:table-cell>
          <table:table-cell office:value-type="float" office:value="1171131206.9410019" table:style-name="ce20">
            <text:p>1.171.131.207<text:s/></text:p>
          </table:table-cell>
          <table:table-cell office:value-type="float" office:value="471768463.81049395" table:style-name="ce20">
            <text:p>471.768.464<text:s/></text:p>
          </table:table-cell>
          <table:table-cell office:value-type="float" office:value="5305649216.7311745" table:style-name="ce20">
            <text:p>5.305.649.217<text:s/></text:p>
          </table:table-cell>
          <table:table-cell office:value-type="float" office:value="580273461.52896178" table:style-name="ce20">
            <text:p>580.273.462<text:s/></text:p>
          </table:table-cell>
          <table:table-cell office:value-type="float" office:value="685115253.31770182" table:style-name="ce20">
            <text:p>685.115.253<text:s/></text:p>
          </table:table-cell>
          <table:table-cell office:value-type="float" office:value="813321518.09101713" table:style-name="ce20">
            <text:p>813.321.518<text:s/></text:p>
          </table:table-cell>
          <table:table-cell office:value-type="float" office:value="474531677.05386341" table:style-name="ce20">
            <text:p>474.531.677<text:s/></text:p>
          </table:table-cell>
          <table:table-cell office:value-type="float" office:value="1694997964.760181" table:style-name="ce20">
            <text:p>1.694.997.965<text:s/></text:p>
          </table:table-cell>
          <table:table-cell office:value-type="float" office:value="270900336.9997558" table:style-name="ce20">
            <text:p>270.900.337<text:s/></text:p>
          </table:table-cell>
          <table:table-cell office:value-type="float" office:value="4294169772.8503389" table:style-name="ce20">
            <text:p>4.294.169.773<text:s/></text:p>
          </table:table-cell>
          <table:table-cell office:value-type="float" office:value="14314001600.828653" table:style-name="ce20">
            <text:p>14.314.001.601<text:s/></text:p>
          </table:table-cell>
          <table:table-cell office:value-type="float" office:value="426196107.40832597" table:style-name="ce20">
            <text:p>426.196.107<text:s/></text:p>
          </table:table-cell>
          <table:table-cell office:value-type="float" office:value="225288084.25658062" table:style-name="ce20">
            <text:p>225.288.084<text:s/></text:p>
          </table:table-cell>
          <table:table-cell office:value-type="float" office:value="85683179.196864754" table:style-name="ce20">
            <text:p>85.683.179<text:s/></text:p>
          </table:table-cell>
          <table:table-cell office:value-type="float" office:value="4721577661.9920292" table:style-name="ce20">
            <text:p>4.721.577.662<text:s/></text:p>
          </table:table-cell>
          <table:table-cell office:value-type="float" office:value="3720884151.3762994" table:style-name="ce20">
            <text:p>3.720.884.151<text:s/></text:p>
          </table:table-cell>
          <table:table-cell office:value-type="float" office:value="299998379.11739045" table:style-name="ce20">
            <text:p>299.998.379<text:s/></text:p>
          </table:table-cell>
          <table:table-cell office:value-type="float" office:value="37863290819.164398" table:style-name="ce20">
            <text:p>37.863.290.819<text:s/></text:p>
          </table:table-cell>
          <table:table-cell office:value-type="float" office:value="146252325.72969711" table:style-name="ce20">
            <text:p>146.252.326<text:s/></text:p>
          </table:table-cell>
          <table:table-cell office:value-type="float" office:value="93807482538.300018" table:style-name="ce21">
            <text:p>93.807.482.538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6">
            <text:p>ADMINISTRADAS POR OUTROS ÓRGÃOS [D]</text:p>
          </table:table-cell>
          <table:table-cell office:value-type="float" office:value="480983.08608410158" table:style-name="ce14">
            <text:p>480.983<text:s/></text:p>
          </table:table-cell>
          <table:table-cell office:value-type="float" office:value="3693460.6306687049" table:style-name="ce14">
            <text:p>3.693.461<text:s/></text:p>
          </table:table-cell>
          <table:table-cell office:value-type="float" office:value="4348748.3918510322" table:style-name="ce14">
            <text:p>4.348.748<text:s/></text:p>
          </table:table-cell>
          <table:table-cell office:value-type="float" office:value="421160.32974259043" table:style-name="ce14">
            <text:p>421.160<text:s/></text:p>
          </table:table-cell>
          <table:table-cell office:value-type="float" office:value="20818356.083506979" table:style-name="ce14">
            <text:p>20.818.356<text:s/></text:p>
          </table:table-cell>
          <table:table-cell office:value-type="float" office:value="9939629.9161904026" table:style-name="ce14">
            <text:p>9.939.630<text:s/></text:p>
          </table:table-cell>
          <table:table-cell office:value-type="float" office:value="10774967.584296752" table:style-name="ce14">
            <text:p>10.774.968<text:s/></text:p>
          </table:table-cell>
          <table:table-cell office:value-type="float" office:value="8178228.1041725781" table:style-name="ce14">
            <text:p>8.178.228<text:s/></text:p>
          </table:table-cell>
          <table:table-cell office:value-type="float" office:value="13339882.050093746" table:style-name="ce14">
            <text:p>13.339.882<text:s/></text:p>
          </table:table-cell>
          <table:table-cell office:value-type="float" office:value="4291162.139872401" table:style-name="ce14">
            <text:p>4.291.162<text:s/></text:p>
          </table:table-cell>
          <table:table-cell office:value-type="float" office:value="41300412.261163987" table:style-name="ce14">
            <text:p>41.300.412<text:s/></text:p>
          </table:table-cell>
          <table:table-cell office:value-type="float" office:value="5117919.2983316174" table:style-name="ce14">
            <text:p>5.117.919<text:s/></text:p>
          </table:table-cell>
          <table:table-cell office:value-type="float" office:value="11383289.743735859" table:style-name="ce14">
            <text:p>11.383.290<text:s/></text:p>
          </table:table-cell>
          <table:table-cell office:value-type="float" office:value="9476067.9590945151" table:style-name="ce14">
            <text:p>9.476.068<text:s/></text:p>
          </table:table-cell>
          <table:table-cell office:value-type="float" office:value="6145296.4456288125" table:style-name="ce14">
            <text:p>6.145.296<text:s/></text:p>
          </table:table-cell>
          <table:table-cell office:value-type="float" office:value="40711402.648670971" table:style-name="ce14">
            <text:p>40.711.403<text:s/></text:p>
          </table:table-cell>
          <table:table-cell office:value-type="float" office:value="2259214.2476490387" table:style-name="ce14">
            <text:p>2.259.214<text:s/></text:p>
          </table:table-cell>
          <table:table-cell office:value-type="float" office:value="26066685.109977189" table:style-name="ce14">
            <text:p>26.066.685<text:s/></text:p>
          </table:table-cell>
          <table:table-cell office:value-type="float" office:value="1256056231.5929444" table:style-name="ce14">
            <text:p>1.256.056.232<text:s/></text:p>
          </table:table-cell>
          <table:table-cell office:value-type="float" office:value="3480508.597246157" table:style-name="ce14">
            <text:p>3.480.509<text:s/></text:p>
          </table:table-cell>
          <table:table-cell office:value-type="float" office:value="1789449.8411663957" table:style-name="ce14">
            <text:p>1.789.450<text:s/></text:p>
          </table:table-cell>
          <table:table-cell office:value-type="float" office:value="635760.19349938829" table:style-name="ce14">
            <text:p>635.760<text:s/></text:p>
          </table:table-cell>
          <table:table-cell office:value-type="float" office:value="31359893.224769585" table:style-name="ce14">
            <text:p>31.359.893<text:s/></text:p>
          </table:table-cell>
          <table:table-cell office:value-type="float" office:value="16326663.554442778" table:style-name="ce14">
            <text:p>16.326.664<text:s/></text:p>
          </table:table-cell>
          <table:table-cell office:value-type="float" office:value="5287331.8683896475" table:style-name="ce14">
            <text:p>5.287.332<text:s/></text:p>
          </table:table-cell>
          <table:table-cell office:value-type="float" office:value="118843611.6120449" table:style-name="ce14">
            <text:p>118.843.612<text:s/></text:p>
          </table:table-cell>
          <table:table-cell office:value-type="float" office:value="1148195.9647654309" table:style-name="ce14">
            <text:p>1.148.196<text:s/></text:p>
          </table:table-cell>
          <table:table-cell office:value-type="float" office:value="1653674512.48" table:style-name="ce15">
            <text:p>1.653.674.512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19">
            <text:p>TOTAL GERAL <text:s text:c="2"/>[E]=[C]+[D]</text:p>
          </table:table-cell>
          <table:table-cell office:value-type="float" office:value="97544152.994490445" table:style-name="ce20">
            <text:p>97.544.153<text:s/></text:p>
          </table:table-cell>
          <table:table-cell office:value-type="float" office:value="299891579.99981683" table:style-name="ce20">
            <text:p>299.891.580<text:s/></text:p>
          </table:table-cell>
          <table:table-cell office:value-type="float" office:value="1052046812.0286285" table:style-name="ce20">
            <text:p>1.052.046.812<text:s/></text:p>
          </table:table-cell>
          <table:table-cell office:value-type="float" office:value="80614120.585491419" table:style-name="ce20">
            <text:p>80.614.121<text:s/></text:p>
          </table:table-cell>
          <table:table-cell office:value-type="float" office:value="1996196177.0523212" table:style-name="ce20">
            <text:p>1.996.196.177<text:s/></text:p>
          </table:table-cell>
          <table:table-cell office:value-type="float" office:value="1387138389.0741055" table:style-name="ce20">
            <text:p>1.387.138.389<text:s/></text:p>
          </table:table-cell>
          <table:table-cell office:value-type="float" office:value="9895647946.9811459" table:style-name="ce20">
            <text:p>9.895.647.947<text:s/></text:p>
          </table:table-cell>
          <table:table-cell office:value-type="float" office:value="1492027712.5557859" table:style-name="ce20">
            <text:p>1.492.027.713<text:s/></text:p>
          </table:table-cell>
          <table:table-cell office:value-type="float" office:value="1184471088.9910955" table:style-name="ce20">
            <text:p>1.184.471.089<text:s/></text:p>
          </table:table-cell>
          <table:table-cell office:value-type="float" office:value="476059625.95036632" table:style-name="ce20">
            <text:p>476.059.626<text:s/></text:p>
          </table:table-cell>
          <table:table-cell office:value-type="float" office:value="5346949628.9923382" table:style-name="ce20">
            <text:p>5.346.949.629<text:s/></text:p>
          </table:table-cell>
          <table:table-cell office:value-type="float" office:value="585391380.8272934" table:style-name="ce20">
            <text:p>585.391.381<text:s/></text:p>
          </table:table-cell>
          <table:table-cell office:value-type="float" office:value="696498543.06143773" table:style-name="ce20">
            <text:p>696.498.543<text:s/></text:p>
          </table:table-cell>
          <table:table-cell office:value-type="float" office:value="822797586.05011165" table:style-name="ce20">
            <text:p>822.797.586<text:s/></text:p>
          </table:table-cell>
          <table:table-cell office:value-type="float" office:value="480676973.49949223" table:style-name="ce20">
            <text:p>480.676.973<text:s/></text:p>
          </table:table-cell>
          <table:table-cell office:value-type="float" office:value="1735709367.4088519" table:style-name="ce20">
            <text:p>1.735.709.367<text:s/></text:p>
          </table:table-cell>
          <table:table-cell office:value-type="float" office:value="273159551.24740481" table:style-name="ce20">
            <text:p>273.159.551<text:s/></text:p>
          </table:table-cell>
          <table:table-cell office:value-type="float" office:value="4320236457.9603157" table:style-name="ce20">
            <text:p>4.320.236.458<text:s/></text:p>
          </table:table-cell>
          <table:table-cell office:value-type="float" office:value="15570057832.421598" table:style-name="ce20">
            <text:p>15.570.057.832<text:s/></text:p>
          </table:table-cell>
          <table:table-cell office:value-type="float" office:value="429676616.00557214" table:style-name="ce20">
            <text:p>429.676.616<text:s/></text:p>
          </table:table-cell>
          <table:table-cell office:value-type="float" office:value="227077534.09774703" table:style-name="ce20">
            <text:p>227.077.534<text:s/></text:p>
          </table:table-cell>
          <table:table-cell office:value-type="float" office:value="86318939.39036414" table:style-name="ce20">
            <text:p>86.318.939<text:s/></text:p>
          </table:table-cell>
          <table:table-cell office:value-type="float" office:value="4752937555.2167988" table:style-name="ce20">
            <text:p>4.752.937.555<text:s/></text:p>
          </table:table-cell>
          <table:table-cell office:value-type="float" office:value="3737210814.9307423" table:style-name="ce20">
            <text:p>3.737.210.815<text:s/></text:p>
          </table:table-cell>
          <table:table-cell office:value-type="float" office:value="305285710.98578012" table:style-name="ce20">
            <text:p>305.285.711<text:s/></text:p>
          </table:table-cell>
          <table:table-cell office:value-type="float" office:value="37982134430.776443" table:style-name="ce20">
            <text:p>37.982.134.431<text:s/></text:p>
          </table:table-cell>
          <table:table-cell office:value-type="float" office:value="147400521.69446254" table:style-name="ce20">
            <text:p>147.400.522<text:s/></text:p>
          </table:table-cell>
          <table:table-cell office:value-type="float" office:value="95461157050.780014" table:style-name="ce21">
            <text:p>95.461.157.051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7" table:style-name="ro6">
          <table:table-cell table:style-name="ce7"/>
          <table:table-cell table:number-columns-repeated="16383" table:style-name="ce1"/>
        </table:table-row>
        <table:table-row table:number-rows-repeated="65471" table:style-name="ro6">
          <table:table-cell table:style-name="ce7"/>
          <table:table-cell table:number-columns-repeated="16383"/>
        </table:table-row>
        <table:table-row table:number-rows-repeated="983041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3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Mario Vieira Cunha</dc:creator>
    <meta:creation-date>2004-03-11T18:47:37Z</meta:creation-date>
    <dc:date>2015-12-15T19:46:29Z</dc:date>
    <meta:print-date>2011-05-12T16:46:54Z</meta:print-date>
    <meta:editing-cycles>38</meta:editing-cycles>
    <meta:editing-duration>PT3960S</meta:editing-duration>
  </office:meta>
</office:document-meta>
</file>